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214cm" style:rel-column-width="4678*"/>
    </style:style>
    <style:style style:name="表17.B" style:family="table-column">
      <style:table-column-properties style:column-width="1.588cm" style:rel-column-width="6119*"/>
    </style:style>
    <style:style style:name="表17.C" style:family="table-column">
      <style:table-column-properties style:column-width="14.199cm" style:rel-column-width="54738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able_20_Contents">
      <style:text-properties style:font-name="ＭＳ Ｐゴシック" style:font-name-asian="ＭＳ Ｐゴシック"/>
    </style:style>
    <style:style style:name="P16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7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74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75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76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77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78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79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80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81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82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83">
      <style:text-properties style:font-name="ＭＳ Ｐゴシック" style:font-name-asian="ＭＳ Ｐゴシック" style:language-asian="ja" style:country-asian="JP"/>
    </style:style>
    <style:style style:name="P298" style:family="paragraph" style:parent-style-name="Standard" style:list-style-name="L267">
      <style:text-properties style:font-name="Arial" fo:font-size="13pt" style:font-name-asian="Arimo" style:font-size-asian="13pt" style:font-size-complex="13pt"/>
    </style:style>
    <style:style style:name="P299" style:family="paragraph" style:parent-style-name="Text_20_body" style:list-style-name="L267">
      <style:text-properties style:font-name="Arial" fo:font-size="13pt" style:font-name-asian="Arimo" style:font-size-asian="13pt" style:font-size-complex="13pt"/>
    </style:style>
    <style:style style:name="P300" style:family="paragraph" style:parent-style-name="Text_20_body">
      <style:text-properties style:font-name="ＭＳ Ｐゴシック" style:font-name-asian="ＭＳ Ｐゴシック"/>
    </style:style>
    <style:style style:name="P301" style:family="paragraph" style:parent-style-name="Text_20_body" style:list-style-name="L266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30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3pt" fo:font-style="normal" style:text-underline-style="none" fo:font-weight="normal" style:text-blinking="false" fo:background-color="transparent" style:font-name-asian="ＭＳ Ｐゴシック" style:font-size-asian="13pt" style:font-size-complex="13pt"/>
    </style:style>
    <style:style style:name="P30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30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30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30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language-asian="ja" style:country-asian="JP"/>
    </style:style>
    <style:style style:name="T6" style:family="text">
      <style:text-properties fo:font-size="14pt" fo:font-style="normal" fo:font-weight="normal" style:font-size-asian="14pt" style:font-style-asian="normal" style:font-weight-asian="normal"/>
    </style:style>
    <style:style style:name="T7" style:family="text">
      <style:text-properties style:font-style-asian="normal" style:font-weight-asian="normal"/>
    </style:style>
    <style:style style:name="T8" style:family="text">
      <style:text-properties fo:font-style="normal" fo:font-weight="normal"/>
    </style:style>
    <style:style style:name="T9" style:family="text">
      <style:text-properties style:font-name="Arial" fo:font-size="12pt" style:font-name-asian="Arial" style:font-size-asian="12pt" style:font-size-complex="12pt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/>
      <text:p text:style-name="P2">---------------------------------------------------------------</text:p>
      <text:p text:style-name="P4">[20200112_095017]</text:p>
      <text:p text:style-name="P13"/>
      <text:p text:style-name="P5"><text:span text:style-name="T7">作業日：01</text:span><text:span text:style-name="T8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9">現場</text:p>
          </table:table-cell>
          <table:table-cell table:style-name="表4.C1" office:value-type="string">
            <text:p text:style-name="P10">豊島区巣鴨２丁目計画</text:p>
          </table:table-cell>
        </table:table-row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9">天気</text:p>
          </table:table-cell>
          <table:table-cell table:style-name="表4.C2" office:value-type="string">
            <text:p text:style-name="P10">晴れ。雲あり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9">最寄り</text:p>
          </table:table-cell>
          <table:table-cell table:style-name="表4.C2" office:value-type="string">
            <text:p text:style-name="P10">巣鴨駅（JR）</text:p>
          </table:table-cell>
        </table:table-row>
        <table:table-row>
          <table:table-cell table:style-name="表4.A2" office:value-type="float" office:value="4">
            <text:p text:style-name="P9">4</text:p>
          </table:table-cell>
          <table:table-cell table:style-name="表4.B2" office:value-type="string">
            <text:p text:style-name="P9">他職：ポンプ</text:p>
          </table:table-cell>
          <table:table-cell table:style-name="表4.C2" office:value-type="string">
            <text:list xml:id="list7381803143912489607" text:style-name="L1">
              <text:list-item>
                <text:p text:style-name="P17">大邦興業。２人。どちらも日本人。</text:p>
              </text:list-item>
              <text:list-item>
                <text:p text:style-name="P17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17">もう一人は、メガネあり。色付き。上着は、紫色っぽかったか。赤紫。優しそうな人だ。</text:p>
              </text:list-item>
              <text:list-item>
                <text:p text:style-name="P17">どちらも、６０前後か。背は１７０前後。ホースの人の方が、やや高いか。</text:p>
              </text:list-item>
              <text:list-item>
                <text:p text:style-name="P17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9">5</text:p>
          </table:table-cell>
          <table:table-cell table:style-name="表4.B2" office:value-type="string">
            <text:p text:style-name="P9">他職：土工さん</text:p>
          </table:table-cell>
          <table:table-cell table:style-name="表4.C2" office:value-type="string">
            <text:list xml:id="list9023140553426083434" text:style-name="L2">
              <text:list-item>
                <text:p text:style-name="P18">加崎建設。バイブ２人。</text:p>
              </text:list-item>
              <text:list-item>
                <text:p text:style-name="P18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9">6</text:p>
          </table:table-cell>
          <table:table-cell table:style-name="表4.B2" office:value-type="string">
            <text:p text:style-name="P9">他職：電気屋さんの相番の人</text:p>
          </table:table-cell>
          <table:table-cell table:style-name="表4.C2" office:value-type="string">
            <text:list xml:id="list2451479092194689273" text:style-name="L3">
              <text:list-item>
                <text:p text:style-name="P19">石井電工。前回と同じ人。がたい、良し。あごひげあり。</text:p>
              </text:list-item>
              <text:list-item>
                <text:p text:style-name="P19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9">6--2</text:p>
          </table:table-cell>
          <table:table-cell table:style-name="表4.B2" office:value-type="string">
            <text:p text:style-name="P9">他職：<text:span text:style-name="T2">警備</text:span></text:p>
          </table:table-cell>
          <table:table-cell table:style-name="表4.C2" office:value-type="string">
            <text:list xml:id="list3061402491445197428" text:style-name="L4">
              <text:list-item>
                <text:p text:style-name="P20"/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土間屋さん</text:span></text:p>
          </table:table-cell>
          <table:table-cell table:style-name="表4.C2" office:value-type="string">
            <text:list xml:id="list6825913579748007670" text:style-name="L5">
              <text:list-item>
                <text:p text:style-name="P21">３人。若い人、２人。５０前後か、親方さんらしき人、１人。</text:p>
              </text:list-item>
              <text:list-item>
                <text:p text:style-name="P21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大工さん</text:span></text:p>
          </table:table-cell>
          <table:table-cell table:style-name="表4.C2" office:value-type="string">
            <text:list xml:id="list7426044913455578477" text:style-name="L6">
              <text:list-item>
                <text:p text:style-name="P22">小木建設工業。一人。若い人。確か、前回と同じ。</text:p>
              </text:list-item>
              <text:list-item>
                <text:p text:style-name="P22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9">7</text:p>
          </table:table-cell>
          <table:table-cell table:style-name="表4.B2" office:value-type="string">
            <text:p text:style-name="P9">監督さん</text:p>
          </table:table-cell>
          <table:table-cell table:style-name="表4.C2" office:value-type="string">
            <text:list xml:id="list6401758031509654190" text:style-name="L7">
              <text:list-item>
                <text:p text:style-name="P23">前回と同じ。４０ぐらいの人。そして、３０前か、若い人。</text:p>
              </text:list-item>
              <text:list-item>
                <text:p text:style-name="P23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9">8</text:p>
          </table:table-cell>
          <table:table-cell table:style-name="表4.B2" office:value-type="string">
            <text:p text:style-name="P9">発注者の方</text:p>
          </table:table-cell>
          <table:table-cell table:style-name="表4.C2" office:value-type="string">
            <text:list xml:id="list4902713511043316046" text:style-name="L8">
              <text:list-item>
                <text:p text:style-name="P24">鈴木さん。寝坊したとのことで、朝の連絡時、朝礼の挨拶を依頼される。</text:p>
              </text:list-item>
              <text:list-item>
                <text:p text:style-name="P24">「元請の新年会がある」とのことで、２時過ぎには現場を出るとのこと。</text:p>
              </text:list-item>
              <text:list-item>
                <text:p text:style-name="P24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東和からの同僚</text:p>
          </table:table-cell>
          <table:table-cell table:style-name="表4.C2" office:value-type="string">
            <text:list xml:id="list8971170635451293119" text:style-name="L9">
              <text:list-item>
                <text:p text:style-name="P25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9">9</text:p>
          </table:table-cell>
          <table:table-cell table:style-name="表4.B2" office:value-type="string">
            <text:p text:style-name="P9">現場見取り図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float" office:value="10">
            <text:p text:style-name="P9">10</text:p>
          </table:table-cell>
          <table:table-cell table:style-name="表4.B2" office:value-type="string">
            <text:p text:style-name="P10">段取り</text:p>
          </table:table-cell>
          <table:table-cell table:style-name="表4.C2" office:value-type="string">
            <text:list xml:id="list7371587547800916407" text:style-name="L10">
              <text:list-item>
                <text:p text:style-name="P26">階段から。柱を何本か入れて、隅のエレベーター区画。</text:p>
              </text:list-item>
              <text:list-item>
                <text:p text:style-name="P26">続けて、柱、壁。部屋と部屋の間の壁、「内壁」と呼ぶのか、は、スラブ下いっぱいまで入れる。</text:p>
              </text:list-item>
              <text:list-item>
                <text:p text:style-name="P26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行き帰りでの出来事、見聞</text:p>
          </table:table-cell>
          <table:table-cell table:style-name="表4.C2" office:value-type="string">
            <text:list xml:id="list3745232076691713764" text:style-name="L11">
              <text:list-item>
                <text:p text:style-name="P27">とげ抜き地蔵、再び訪れる。線香を買う。１束１００円、税込。</text:p>
              </text:list-item>
              <text:list-item>
                <text:p text:style-name="P27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27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周囲の事物</text:p>
          </table:table-cell>
          <table:table-cell table:style-name="表4.C2" office:value-type="string">
            <text:list xml:id="list4726062705063382413" text:style-name="L12">
              <text:list-item>
                <text:p text:style-name="P28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28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28">白い建物。壁の表面は、化粧板なのか、凸凹を入れてある。</text:p>
                  </text:list-item>
                  <text:list-item>
                    <text:p text:style-name="P28">表札有り。「滝野川　栗原」、だったか。「河原」だったかも知れない。</text:p>
                  </text:list-item>
                  <text:list-item>
                    <text:p text:style-name="P28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28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9">11</text:p>
          </table:table-cell>
          <table:table-cell table:style-name="表4.B2" office:value-type="string">
            <text:p text:style-name="P10">その他</text:p>
          </table:table-cell>
          <table:table-cell table:style-name="表4.C2" office:value-type="string">
            <text:list xml:id="list7784998013019157994" text:style-name="L13">
              <text:list-item>
                <text:p text:style-name="P29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やってもらったこと</text:p>
          </table:table-cell>
          <table:table-cell table:style-name="表4.C2" office:value-type="string">
            <text:list xml:id="list6062354913411645628" text:style-name="L14">
              <text:list-item>
                <text:p text:style-name="P30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3"/>
      <text:p text:style-name="P4">[/ 20200112_105247]</text:p>
      <text:p text:style-name="P13"/>
      <text:p text:style-name="P7"/>
      <text:p text:style-name="P2">---------------------------------------------------------------</text:p>
      <text:p text:style-name="P4">[20200117_155330]</text:p>
      <text:p text:style-name="P13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9">1</text:p>
          </table:table-cell>
          <table:table-cell table:style-name="表1.B1" office:value-type="string">
            <text:p text:style-name="P9">現場</text:p>
          </table:table-cell>
          <table:table-cell table:style-name="表1.C1" office:value-type="string">
            <text:p text:style-name="P10">春日秀樹様　共同住宅新築</text:p>
          </table:table-cell>
        </table:table-row>
        <table:table-row>
          <table:table-cell table:style-name="表1.A2" office:value-type="float" office:value="2">
            <text:p text:style-name="P9">2</text:p>
          </table:table-cell>
          <table:table-cell table:style-name="表1.B2" office:value-type="string">
            <text:p text:style-name="P9">天気</text:p>
          </table:table-cell>
          <table:table-cell table:style-name="表1.C2" office:value-type="string">
            <text:p text:style-name="P10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9">3</text:p>
          </table:table-cell>
          <table:table-cell table:style-name="表1.B2" office:value-type="string">
            <text:p text:style-name="P9">最寄り</text:p>
          </table:table-cell>
          <table:table-cell table:style-name="表1.C2" office:value-type="string">
            <text:p text:style-name="P10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9">4</text:p>
          </table:table-cell>
          <table:table-cell table:style-name="表1.B2" office:value-type="string">
            <text:p text:style-name="P9">他職：ポンプ</text:p>
          </table:table-cell>
          <table:table-cell table:style-name="表1.C2" office:value-type="string">
            <text:list xml:id="list44474902538809451" text:style-name="L15">
              <text:list-item>
                <text:p text:style-name="P31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1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9">5</text:p>
          </table:table-cell>
          <table:table-cell table:style-name="表1.B2" office:value-type="string">
            <text:p text:style-name="P9">他職：土工さん</text:p>
          </table:table-cell>
          <table:table-cell table:style-name="表1.C2" office:value-type="string">
            <text:list xml:id="list6135202083422256074" text:style-name="L16">
              <text:list-item>
                <text:p text:style-name="P32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9">6</text:p>
          </table:table-cell>
          <table:table-cell table:style-name="表1.B2" office:value-type="string">
            <text:p text:style-name="P9">他職：電気屋さんの相番の人</text:p>
          </table:table-cell>
          <table:table-cell table:style-name="表1.C2" office:value-type="string">
            <text:list xml:id="list2191730198282220101" text:style-name="L17">
              <text:list-item>
                <text:p text:style-name="P33">年配の人。白髪あり。コン打ちをよく分かっているように見受けた。</text:p>
              </text:list-item>
              <text:list-item>
                <text:p text:style-name="P33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9">6--2</text:p>
          </table:table-cell>
          <table:table-cell table:style-name="表1.B2" office:value-type="string">
            <text:p text:style-name="P9">他職：<text:span text:style-name="T2">警備</text:span></text:p>
          </table:table-cell>
          <table:table-cell table:style-name="表1.C2" office:value-type="string">
            <text:list xml:id="list440206319775637321" text:style-name="L18">
              <text:list-item>
                <text:p text:style-name="P34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土間屋さん</text:span></text:p>
          </table:table-cell>
          <table:table-cell table:style-name="表1.C2" office:value-type="string">
            <text:list xml:id="list7760850631548364150" text:style-name="L19">
              <text:list-item>
                <text:p text:style-name="P35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大工さん</text:span></text:p>
          </table:table-cell>
          <table:table-cell table:style-name="表1.C2" office:value-type="string">
            <text:list xml:id="list4888177000789562293" text:style-name="L20">
              <text:list-item>
                <text:p text:style-name="P36">２名。一人は、鼻の付け根（目尻の傍の）が、凹んでいる。</text:p>
              </text:list-item>
              <text:list-item>
                <text:p text:style-name="P36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9">7</text:p>
          </table:table-cell>
          <table:table-cell table:style-name="表1.B2" office:value-type="string">
            <text:p text:style-name="P9">監督さん</text:p>
          </table:table-cell>
          <table:table-cell table:style-name="表1.C2" office:value-type="string">
            <text:list xml:id="list2158326450134825125" text:style-name="L21">
              <text:list-item>
                <text:p text:style-name="P37">メガネあり。前歯、上の、が出っ張っている。笑みをいつも作っている。</text:p>
              </text:list-item>
              <text:list-item>
                <text:p text:style-name="P37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9">8</text:p>
          </table:table-cell>
          <table:table-cell table:style-name="表1.B2" office:value-type="string">
            <text:p text:style-name="P9">発注者の方</text:p>
          </table:table-cell>
          <table:table-cell table:style-name="表1.C2" office:value-type="string">
            <text:list xml:id="list1663379999503865425" text:style-name="L22">
              <text:list-item>
                <text:p text:style-name="P38">佐藤工業、古川さん。夕方５時５０分ぐらいか、電話する。</text:p>
              </text:list-item>
              <text:list-item>
                <text:p text:style-name="P38">当日の打設場所。スラブには、スリーブはない。壁のみ。（ｆ１）</text:p>
              </text:list-item>
              <text:list-item>
                <text:p text:style-name="P38">そのため、壁・柱を打ち終われば、本来、設備側としての相番の作業は、完了。（ｆ２）</text:p>
              </text:list-item>
              <text:list-item>
                <text:p text:style-name="P38">ｆ２に根拠を置くと、本来、相番作業は、その日について言えば、残業は発生しない。（ｃ１）</text:p>
              </text:list-item>
              <text:list-item>
                <text:p text:style-name="P38">ｃ１によれば、残業代を支払う義務は、発注側には、発生しない。（ｃ２）</text:p>
              </text:list-item>
              <text:list-item>
                <text:p text:style-name="P38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東和からの同僚</text:p>
          </table:table-cell>
          <table:table-cell table:style-name="表1.C2" office:value-type="string">
            <text:list xml:id="list2505470464185084320" text:style-name="L23">
              <text:list-item>
                <text:p text:style-name="P39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9">9</text:p>
          </table:table-cell>
          <table:table-cell table:style-name="表1.B2" office:value-type="string">
            <text:p text:style-name="P9">現場見取り図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A2" office:value-type="float" office:value="10">
            <text:p text:style-name="P9">10</text:p>
          </table:table-cell>
          <table:table-cell table:style-name="表1.B2" office:value-type="string">
            <text:p text:style-name="P10">段取り</text:p>
          </table:table-cell>
          <table:table-cell table:style-name="表1.C2" office:value-type="string">
            <text:list xml:id="list3512446494248971949" text:style-name="L24">
              <text:list-item>
                <text:p text:style-name="P40">柱、壁　=&gt;　パラペット。３区画に分かれている。奥の２区画を先に、この順序で。</text:p>
              </text:list-item>
              <text:list-item>
                <text:p text:style-name="P40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行き帰りでの出来事、見聞</text:p>
          </table:table-cell>
          <table:table-cell table:style-name="表1.C2" office:value-type="string">
            <text:list xml:id="list8727093358268322999" text:style-name="L25">
              <text:list-item>
                <text:p text:style-name="P41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周囲の事物</text:p>
          </table:table-cell>
          <table:table-cell table:style-name="表1.C2" office:value-type="string">
            <text:list xml:id="list3447222872752384503" text:style-name="L26">
              <text:list-item>
                <text:p text:style-name="P42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9">11</text:p>
          </table:table-cell>
          <table:table-cell table:style-name="表1.B2" office:value-type="string">
            <text:p text:style-name="P10">その他</text:p>
          </table:table-cell>
          <table:table-cell table:style-name="表1.C2" office:value-type="string">
            <text:list xml:id="list4957211662351762376" text:style-name="L27">
              <text:list-item>
                <text:p text:style-name="P43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やってもらったこと</text:p>
          </table:table-cell>
          <table:table-cell table:style-name="表1.C2" office:value-type="string">
            <text:list xml:id="list8665607747395143206" text:style-name="L28">
              <text:list-item>
                <text:p text:style-name="P44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3"/>
      <text:p text:style-name="P4">[/ 20200117_161555]</text:p>
      <text:p text:style-name="P13"/>
      <text:p text:style-name="P7"/>
      <text:p text:style-name="P2">---------------------------------------------------------------</text:p>
      <text:p text:style-name="P4">[20200126_212615]</text:p>
      <text:p text:style-name="P13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9">現場</text:p>
          </table:table-cell>
          <table:table-cell table:style-name="表2.C1" office:value-type="string">
            <text:p text:style-name="P10">下作延六丁目計画</text:p>
          </table:table-cell>
        </table:table-row>
        <table:table-row>
          <table:table-cell table:style-name="表2.A2" office:value-type="float" office:value="2">
            <text:p text:style-name="P9">2</text:p>
          </table:table-cell>
          <table:table-cell table:style-name="表2.B2" office:value-type="string">
            <text:p text:style-name="P9">天気</text:p>
          </table:table-cell>
          <table:table-cell table:style-name="表2.C2" office:value-type="string">
            <text:p text:style-name="P10">晴れ。雲あり。</text:p>
          </table:table-cell>
        </table:table-row>
        <table:table-row>
          <table:table-cell table:style-name="表2.A2" office:value-type="float" office:value="3">
            <text:p text:style-name="P9">3</text:p>
          </table:table-cell>
          <table:table-cell table:style-name="表2.B2" office:value-type="string">
            <text:p text:style-name="P9">最寄り</text:p>
          </table:table-cell>
          <table:table-cell table:style-name="表2.C2" office:value-type="string">
            <text:p text:style-name="P10">津田山駅（南武線）</text:p>
          </table:table-cell>
        </table:table-row>
        <table:table-row>
          <table:table-cell table:style-name="表2.A2" office:value-type="float" office:value="4">
            <text:p text:style-name="P9">4</text:p>
          </table:table-cell>
          <table:table-cell table:style-name="表2.B2" office:value-type="string">
            <text:p text:style-name="P9">他職：ポンプ</text:p>
          </table:table-cell>
          <table:table-cell table:style-name="表2.C2" office:value-type="string">
            <text:list xml:id="list6201615725113768868" text:style-name="L29">
              <text:list-item>
                <text:p text:style-name="P45">「FUJITA」。２人。１人は、ベトナムか。</text:p>
              </text:list-item>
              <text:list-item>
                <text:p text:style-name="P45">ベトナム人らしき人。若く見える。顔の輪郭は、細長。</text:p>
                <text:list>
                  <text:list-item>
                    <text:p text:style-name="P45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45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9">5</text:p>
          </table:table-cell>
          <table:table-cell table:style-name="表2.B2" office:value-type="string">
            <text:p text:style-name="P9">他職：土工さん</text:p>
          </table:table-cell>
          <table:table-cell table:style-name="表2.C2" office:value-type="string">
            <text:list xml:id="list5262331519503967446" text:style-name="L30">
              <text:list-item>
                <text:p text:style-name="P46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46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9">6</text:p>
          </table:table-cell>
          <table:table-cell table:style-name="表2.B2" office:value-type="string">
            <text:p text:style-name="P9">他職：電気屋さんの<text:soft-page-break/>相番の人</text:p>
          </table:table-cell>
          <table:table-cell table:style-name="表2.C2" office:value-type="string">
            <text:list xml:id="list4417949148002674467" text:style-name="L31">
              <text:list-item>
                <text:p text:style-name="P47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47"><text:soft-page-break/>相番は、気が楽。ボイド設置よりも。それで、相番に結構入っている、ここのところ。</text:p>
              </text:list-item>
              <text:list-item>
                <text:p text:style-name="P47">ボイド付けの仕事には、ベビーサンダーも持参している。現場にないことがあるから。</text:p>
              </text:list-item>
              <text:list-item>
                <text:p text:style-name="P47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9">6--2</text:p>
          </table:table-cell>
          <table:table-cell table:style-name="表2.B2" office:value-type="string">
            <text:p text:style-name="P9">他職：<text:span text:style-name="T2">警備</text:span></text:p>
          </table:table-cell>
          <table:table-cell table:style-name="表2.C2" office:value-type="string">
            <text:list xml:id="list6063281346129776957" text:style-name="L32">
              <text:list-item>
                <text:p text:style-name="P48">年配の人。結婚指輪を嵌めている。猫背。体格は、上半身ががっちりしている。</text:p>
              </text:list-item>
              <text:list-item>
                <text:p text:style-name="P48">朝、ゲートを開けていた。近寄ると、「どちらさん？」と詰問してくる。</text:p>
              </text:list-item>
              <text:list-item>
                <text:p text:style-name="P48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土間屋さん</text:span></text:p>
          </table:table-cell>
          <table:table-cell table:style-name="表2.C2" office:value-type="string">
            <text:list xml:id="list2732555419416296367" text:style-name="L33">
              <text:list-item>
                <text:p text:style-name="P49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大工さん</text:span></text:p>
          </table:table-cell>
          <table:table-cell table:style-name="表2.C2" office:value-type="string">
            <text:list xml:id="list1628709696153514349" text:style-name="L34">
              <text:list-item>
                <text:p text:style-name="P50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9">7</text:p>
          </table:table-cell>
          <table:table-cell table:style-name="表2.B2" office:value-type="string">
            <text:p text:style-name="P9">監督さん</text:p>
          </table:table-cell>
          <table:table-cell table:style-name="表2.C2" office:value-type="string">
            <text:list xml:id="list4941384903652182183" text:style-name="L35">
              <text:list-item>
                <text:p text:style-name="P51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9">8</text:p>
          </table:table-cell>
          <table:table-cell table:style-name="表2.B2" office:value-type="string">
            <text:p text:style-name="P9">発注者の方</text:p>
          </table:table-cell>
          <table:table-cell table:style-name="表2.C2" office:value-type="string">
            <text:list xml:id="list5338154291755503848" text:style-name="L36">
              <text:list-item>
                <text:p text:style-name="P52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東和からの同僚</text:p>
          </table:table-cell>
          <table:table-cell table:style-name="表2.C2" office:value-type="string">
            <text:list xml:id="list8709691731154829588" text:style-name="L37">
              <text:list-item>
                <text:p text:style-name="P53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9">9</text:p>
          </table:table-cell>
          <table:table-cell table:style-name="表2.B2" office:value-type="string">
            <text:p text:style-name="P9">現場見取り図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float" office:value="10">
            <text:p text:style-name="P9">10</text:p>
          </table:table-cell>
          <table:table-cell table:style-name="表2.B2" office:value-type="string">
            <text:p text:style-name="P10">段取り</text:p>
          </table:table-cell>
          <table:table-cell table:style-name="表2.C2" office:value-type="string">
            <text:list xml:id="list3188518228628538233" text:style-name="L38">
              <text:list-item>
                <text:p text:style-name="P54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行き帰りでの出来事、見聞</text:p>
          </table:table-cell>
          <table:table-cell table:style-name="表2.C2" office:value-type="string">
            <text:list xml:id="list4550962950177073383" text:style-name="L39">
              <text:list-item>
                <text:p text:style-name="P55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周囲の事物</text:p>
          </table:table-cell>
          <table:table-cell table:style-name="表2.C2" office:value-type="string">
            <text:list xml:id="list3137417957890820722" text:style-name="L40">
              <text:list-item>
                <text:p text:style-name="P56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9">11</text:p>
          </table:table-cell>
          <table:table-cell table:style-name="表2.B2" office:value-type="string">
            <text:p text:style-name="P10">その他</text:p>
          </table:table-cell>
          <table:table-cell table:style-name="表2.C2" office:value-type="string">
            <text:list xml:id="list6377942184065747689" text:style-name="L41">
              <text:list-item>
                <text:p text:style-name="P57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やってもらったこと</text:p>
          </table:table-cell>
          <table:table-cell table:style-name="表2.C2" office:value-type="string">
            <text:list xml:id="list5158388848364498030" text:style-name="L42">
              <text:list-item>
                <text:p text:style-name="P58">＝＝＞各担当の人たちの欄</text:p>
              </text:list-item>
            </text:list>
          </table:table-cell>
        </table:table-row>
      </table:table>
      <text:p text:style-name="P13"/>
      <text:p text:style-name="P4">[/ 20200126_215143]</text:p>
      <text:p text:style-name="P7"><text:soft-page-break/></text:p>
      <text:p text:style-name="P2"/>
      <text:p text:style-name="P2">---------------------------------------------------------------</text:p>
      <text:p text:style-name="P4">[20200204_085059]</text:p>
      <text:p text:style-name="P13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p text:style-name="P9">現場</text:p>
          </table:table-cell>
          <table:table-cell table:style-name="表3.C1" office:value-type="string">
            <text:p text:style-name="P10">こぶしえん新築工事</text:p>
          </table:table-cell>
        </table:table-row>
        <table:table-row>
          <table:table-cell table:style-name="表3.A2" office:value-type="float" office:value="2">
            <text:p text:style-name="P9">2</text:p>
          </table:table-cell>
          <table:table-cell table:style-name="表3.B2" office:value-type="string">
            <text:p text:style-name="P9">天気</text:p>
          </table:table-cell>
          <table:table-cell table:style-name="表3.C2" office:value-type="string">
            <text:p text:style-name="P10">曇り、ときどき晴れ</text:p>
          </table:table-cell>
        </table:table-row>
        <table:table-row>
          <table:table-cell table:style-name="表3.A2" office:value-type="float" office:value="3">
            <text:p text:style-name="P9">3</text:p>
          </table:table-cell>
          <table:table-cell table:style-name="表3.B2" office:value-type="string">
            <text:p text:style-name="P9">最寄り</text:p>
          </table:table-cell>
          <table:table-cell table:style-name="表3.C2" office:value-type="string">
            <text:p text:style-name="P10">学芸大学</text:p>
          </table:table-cell>
        </table:table-row>
        <table:table-row>
          <table:table-cell table:style-name="表3.A2" office:value-type="float" office:value="4">
            <text:p text:style-name="P9">4</text:p>
          </table:table-cell>
          <table:table-cell table:style-name="表3.B2" office:value-type="string">
            <text:p text:style-name="P9">他職：ポンプ</text:p>
          </table:table-cell>
          <table:table-cell table:style-name="表3.C2" office:value-type="string">
            <text:list xml:id="list4899810972452452639" text:style-name="L43">
              <text:list-item>
                <text:p text:style-name="P59">「貢石」（こうせき）。２人。１人はベトナム人。</text:p>
              </text:list-item>
              <text:list-item>
                <text:p text:style-name="P59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9">5</text:p>
          </table:table-cell>
          <table:table-cell table:style-name="表3.B2" office:value-type="string">
            <text:p text:style-name="P9">他職：土工さん</text:p>
          </table:table-cell>
          <table:table-cell table:style-name="表3.C2" office:value-type="string">
            <text:list xml:id="list3203408594800027156" text:style-name="L44">
              <text:list-item>
                <text:p text:style-name="P60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9">6</text:p>
          </table:table-cell>
          <table:table-cell table:style-name="表3.B2" office:value-type="string">
            <text:p text:style-name="P9">他職：<text:span text:style-name="T2">設備</text:span>屋さんの相番の人</text:p>
          </table:table-cell>
          <table:table-cell table:style-name="表3.C2" office:value-type="string">
            <text:list xml:id="list3812103291970296420" text:style-name="L45">
              <text:list-item>
                <text:p text:style-name="P61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9">6--2</text:p>
          </table:table-cell>
          <table:table-cell table:style-name="表3.B2" office:value-type="string">
            <text:p text:style-name="P9">他職：<text:span text:style-name="T2">警備</text:span></text:p>
          </table:table-cell>
          <table:table-cell table:style-name="表3.C2" office:value-type="string">
            <text:list xml:id="list3750665232628242663" text:style-name="L46">
              <text:list-item>
                <text:p text:style-name="P62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土間屋さん</text:span></text:p>
          </table:table-cell>
          <table:table-cell table:style-name="表3.C2" office:value-type="string">
            <text:list xml:id="list5929662304457809914" text:style-name="L47">
              <text:list-item>
                <text:p text:style-name="P63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大工さん</text:span></text:p>
          </table:table-cell>
          <table:table-cell table:style-name="表3.C2" office:value-type="string">
            <text:list xml:id="list3144733534404315695" text:style-name="L48">
              <text:list-item>
                <text:p text:style-name="P64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9">7</text:p>
          </table:table-cell>
          <table:table-cell table:style-name="表3.B2" office:value-type="string">
            <text:p text:style-name="P9">監督さん</text:p>
          </table:table-cell>
          <table:table-cell table:style-name="表3.C2" office:value-type="string">
            <text:list xml:id="list8092260630479257314" text:style-name="L49">
              <text:list-item>
                <text:p text:style-name="P65">前回と同じく、ガタイのいい男性の人。</text:p>
              </text:list-item>
              <text:list-item>
                <text:p text:style-name="P65">副所長の肩書きの人だったか、「村中」さんとかいう人、打設エリアに、</text:p>
              </text:list-item>
              <text:list-item>
                <text:p text:style-name="P65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9">8</text:p>
          </table:table-cell>
          <table:table-cell table:style-name="表3.B2" office:value-type="string">
            <text:p text:style-name="P9">発注者の方</text:p>
          </table:table-cell>
          <table:table-cell table:style-name="表3.C2" office:value-type="string">
            <text:list xml:id="list8300224762144021980" text:style-name="L50">
              <text:list-item>
                <text:p text:style-name="P66">キャリアテックの人が来ている。名前は、思い出せない。年配の人。５０半ばか。目が細い。薄目。</text:p>
              </text:list-item>
              <text:list-item>
                <text:p text:style-name="P66">作業の終了が、予定よりも遅くなる。早ければ１２時すぎの予定。実際は<text:soft-page-break/>４時近く。</text:p>
              </text:list-item>
              <text:list-item>
                <text:p text:style-name="P66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66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東和からの同僚</text:p>
          </table:table-cell>
          <table:table-cell table:style-name="表3.C2" office:value-type="string">
            <text:list xml:id="list211862636967922723" text:style-name="L51">
              <text:list-item>
                <text:p text:style-name="P67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9">9</text:p>
          </table:table-cell>
          <table:table-cell table:style-name="表3.B2" office:value-type="string">
            <text:p text:style-name="P9">現場見取り図</text:p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A2" office:value-type="float" office:value="10">
            <text:p text:style-name="P9">10</text:p>
          </table:table-cell>
          <table:table-cell table:style-name="表3.B2" office:value-type="string">
            <text:p text:style-name="P10">段取り</text:p>
          </table:table-cell>
          <table:table-cell table:style-name="表3.C2" office:value-type="string">
            <text:list xml:id="list5779158539657099459" text:style-name="L52">
              <text:list-item>
                <text:p text:style-name="P68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行き帰りでの出来事、見聞</text:p>
          </table:table-cell>
          <table:table-cell table:style-name="表3.C2" office:value-type="string">
            <text:list xml:id="list1057255676947884650" text:style-name="L53">
              <text:list-item>
                <text:p text:style-name="P69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周囲の事物</text:p>
          </table:table-cell>
          <table:table-cell table:style-name="表3.C2" office:value-type="string">
            <text:list xml:id="list3997309668945077574" text:style-name="L54">
              <text:list-item>
                <text:p text:style-name="P70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9">11</text:p>
          </table:table-cell>
          <table:table-cell table:style-name="表3.B2" office:value-type="string">
            <text:p text:style-name="P10">その他</text:p>
          </table:table-cell>
          <table:table-cell table:style-name="表3.C2" office:value-type="string">
            <text:list xml:id="list7391152523960025991" text:style-name="L55">
              <text:list-item>
                <text:p text:style-name="P71">ポンプ屋さん。２人。２人は、定員ではないか。３人の時もある。貢石に限らず。</text:p>
                <text:list>
                  <text:list-item>
                    <text:p text:style-name="P71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1">２人は、人員の数として、少ないか。配管の調節の作業のとき、作業に手を貸してもいいかも知れない。</text:p>
                  </text:list-item>
                  <text:list-item>
                    <text:p text:style-name="P71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やってもらったこと</text:p>
          </table:table-cell>
          <table:table-cell table:style-name="表3.C2" office:value-type="string">
            <text:list xml:id="list7961299214105065015" text:style-name="L56">
              <text:list-item>
                <text:p text:style-name="P72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3"/>
      <text:p text:style-name="P4">[/ 20200204_091927]</text:p>
      <text:p text:style-name="P13"/>
      <text:p text:style-name="P8"/>
      <text:p text:style-name="P2">---------------------------------------------------------------</text:p>
      <text:p text:style-name="P4">[20200211_102337]</text:p>
      <text:p text:style-name="P13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9">1</text:p>
          </table:table-cell>
          <table:table-cell table:style-name="表5.B1" office:value-type="string">
            <text:p text:style-name="P9">現場</text:p>
          </table:table-cell>
          <table:table-cell table:style-name="表5.C1" office:value-type="string">
            <text:p text:style-name="P10">新高円寺プロジェクト</text:p>
          </table:table-cell>
        </table:table-row>
        <table:table-row>
          <table:table-cell table:style-name="表5.A2" office:value-type="float" office:value="2">
            <text:p text:style-name="P9">2</text:p>
          </table:table-cell>
          <table:table-cell table:style-name="表5.B2" office:value-type="string">
            <text:p text:style-name="P9">天気</text:p>
          </table:table-cell>
          <table:table-cell table:style-name="表5.C2" office:value-type="string">
            <text:p text:style-name="P10">晴れ。雲あり。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9">最寄り</text:p>
          </table:table-cell>
          <table:table-cell table:style-name="表5.C2" office:value-type="string">
            <text:p text:style-name="P10">新高円寺駅</text:p>
          </table:table-cell>
        </table:table-row>
        <table:table-row>
          <table:table-cell table:style-name="表5.A2" office:value-type="float" office:value="4">
            <text:p text:style-name="P9">4</text:p>
          </table:table-cell>
          <table:table-cell table:style-name="表5.B2" office:value-type="string">
            <text:p text:style-name="P9">他職：ポンプ</text:p>
          </table:table-cell>
          <table:table-cell table:style-name="表5.C2" office:value-type="string">
            <text:list xml:id="list13997835493715598" text:style-name="L57">
              <text:list-item>
                <text:p text:style-name="P73">３人。親方さんは日本人。顔は、浅黒い。やや、どす黒い気味、あり。腹は出ている。１７２ぐらいか</text:p>
                <text:list>
                  <text:list-item>
                    <text:p text:style-name="P73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9">他職：土工さん</text:p>
          </table:table-cell>
          <table:table-cell table:style-name="表5.C2" office:value-type="string">
            <text:list xml:id="list1580247399432354424" text:style-name="L58">
              <text:list-item>
                <text:p text:style-name="P74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74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9">他職：電気屋さんの相番の人</text:p>
          </table:table-cell>
          <table:table-cell table:style-name="表5.C2" office:value-type="string">
            <text:list xml:id="list4436617543401503387" text:style-name="L59">
              <text:list-item>
                <text:p text:style-name="P75"/>
              </text:list-item>
            </text:list>
          </table:table-cell>
        </table:table-row>
        <table:table-row>
          <table:table-cell table:style-name="表5.B2" office:value-type="string">
            <text:p text:style-name="P9">6--2</text:p>
          </table:table-cell>
          <table:table-cell table:style-name="表5.B2" office:value-type="string">
            <text:p text:style-name="P9">他職：<text:span text:style-name="T2">警備</text:span></text:p>
          </table:table-cell>
          <table:table-cell table:style-name="表5.C2" office:value-type="string">
            <text:list xml:id="list5949655054913643453" text:style-name="L60">
              <text:list-item>
                <text:p text:style-name="P76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土間屋さん</text:span></text:p>
          </table:table-cell>
          <table:table-cell table:style-name="表5.C2" office:value-type="string">
            <text:list xml:id="list2281135376009346612" text:style-name="L61">
              <text:list-item>
                <text:p text:style-name="P77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大工さん</text:span></text:p>
          </table:table-cell>
          <table:table-cell table:style-name="表5.C2" office:value-type="string">
            <text:list xml:id="list8817927864793397326" text:style-name="L62">
              <text:list-item>
                <text:p text:style-name="P78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9">監督さん</text:p>
          </table:table-cell>
          <table:table-cell table:style-name="表5.C2" office:value-type="string">
            <text:list xml:id="list8171979560498656322" text:style-name="L63">
              <text:list-item>
                <text:p text:style-name="P79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9">発注者の方</text:p>
          </table:table-cell>
          <table:table-cell table:style-name="表5.C2" office:value-type="string">
            <text:list xml:id="list7007861809384261746" text:style-name="L64">
              <text:list-item>
                <text:p text:style-name="P80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東和からの同僚</text:p>
          </table:table-cell>
          <table:table-cell table:style-name="表5.C2" office:value-type="string">
            <text:list xml:id="list2279385785299959657" text:style-name="L65">
              <text:list-item>
                <text:p text:style-name="P81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9">9</text:p>
          </table:table-cell>
          <table:table-cell table:style-name="表5.B2" office:value-type="string">
            <text:p text:style-name="P9">現場見取り図</text:p>
          </table:table-cell>
          <table:table-cell table:style-name="表5.C2" office:value-type="string">
            <text:p text:style-name="P9"/>
          </table:table-cell>
        </table:table-row>
        <table:table-row>
          <table:table-cell table:style-name="表5.A2" office:value-type="float" office:value="10">
            <text:p text:style-name="P9">10</text:p>
          </table:table-cell>
          <table:table-cell table:style-name="表5.B2" office:value-type="string">
            <text:p text:style-name="P10">段取り</text:p>
          </table:table-cell>
          <table:table-cell table:style-name="表5.C2" office:value-type="string">
            <text:list xml:id="list7212182574404999455" text:style-name="L66">
              <text:list-item>
                <text:p text:style-name="P82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行き帰りでの出来事、<text:soft-page-break/>見聞</text:p>
          </table:table-cell>
          <table:table-cell table:style-name="表5.C2" office:value-type="string">
            <text:list xml:id="list7038764645315679118" text:style-name="L67">
              <text:list-item>
                <text:p text:style-name="P83"/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周囲の事物</text:p>
          </table:table-cell>
          <table:table-cell table:style-name="表5.C2" office:value-type="string">
            <text:list xml:id="list7018410739648186766" text:style-name="L68">
              <text:list-item>
                <text:p text:style-name="P84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9">11</text:p>
          </table:table-cell>
          <table:table-cell table:style-name="表5.B2" office:value-type="string">
            <text:p text:style-name="P10">その他</text:p>
          </table:table-cell>
          <table:table-cell table:style-name="表5.C2" office:value-type="string">
            <text:list xml:id="list8031105074883781188" text:style-name="L69">
              <text:list-item>
                <text:p text:style-name="P85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やってもらったこと</text:p>
          </table:table-cell>
          <table:table-cell table:style-name="表5.C2" office:value-type="string">
            <text:list xml:id="list277259903608396135" text:style-name="L70">
              <text:list-item>
                <text:p text:style-name="P86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3"/>
      <text:p text:style-name="P4">[/ 20200211_104003]</text:p>
      <text:p text:style-name="P13"/>
      <text:p text:style-name="P8"/>
      <text:p text:style-name="P13"/>
      <text:p text:style-name="P2">---------------------------------------------------------------</text:p>
      <text:p text:style-name="P4">[20200218_154520]</text:p>
      <text:p text:style-name="P13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9">1</text:p>
          </table:table-cell>
          <table:table-cell table:style-name="表6.B1" office:value-type="string">
            <text:p text:style-name="P9">現場</text:p>
          </table:table-cell>
          <table:table-cell table:style-name="表6.C1" office:value-type="string">
            <text:p text:style-name="P10">こぶしえん新築工事</text:p>
          </table:table-cell>
        </table:table-row>
        <table:table-row>
          <table:table-cell table:style-name="表6.A2" office:value-type="float" office:value="2">
            <text:p text:style-name="P9">2</text:p>
          </table:table-cell>
          <table:table-cell table:style-name="表6.B2" office:value-type="string">
            <text:p text:style-name="P9">天気</text:p>
          </table:table-cell>
          <table:table-cell table:style-name="表6.C2" office:value-type="string">
            <text:p text:style-name="P10">曇り、ときどき晴れ</text:p>
          </table:table-cell>
        </table:table-row>
        <table:table-row>
          <table:table-cell table:style-name="表6.A2" office:value-type="float" office:value="3">
            <text:p text:style-name="P9">3</text:p>
          </table:table-cell>
          <table:table-cell table:style-name="表6.B2" office:value-type="string">
            <text:p text:style-name="P9">最寄り</text:p>
          </table:table-cell>
          <table:table-cell table:style-name="表6.C2" office:value-type="string">
            <text:p text:style-name="P10">学芸大学</text:p>
          </table:table-cell>
        </table:table-row>
        <table:table-row>
          <table:table-cell table:style-name="表6.A2" office:value-type="float" office:value="4">
            <text:p text:style-name="P9">4</text:p>
          </table:table-cell>
          <table:table-cell table:style-name="表6.B2" office:value-type="string">
            <text:p text:style-name="P9">他職：ポンプ</text:p>
          </table:table-cell>
          <table:table-cell table:style-name="表6.C2" office:value-type="string">
            <text:list xml:id="list5584969422267449719" text:style-name="L71">
              <text:list-item>
                <text:p text:style-name="P87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9">5</text:p>
          </table:table-cell>
          <table:table-cell table:style-name="表6.B2" office:value-type="string">
            <text:p text:style-name="P9">他職：土工さん</text:p>
          </table:table-cell>
          <table:table-cell table:style-name="表6.C2" office:value-type="string">
            <text:list xml:id="list9214512574725009922" text:style-name="L72">
              <text:list-item>
                <text:p text:style-name="P88">親方さん。１７５ぐらい。ガタイがでかい。</text:p>
              </text:list-item>
              <text:list-item>
                <text:p text:style-name="P88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88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88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9">6</text:p>
          </table:table-cell>
          <table:table-cell table:style-name="表6.B2" office:value-type="string">
            <text:p text:style-name="P9">他職：電気屋さんの相番の<text:soft-page-break/>人</text:p>
          </table:table-cell>
          <table:table-cell table:style-name="表6.C2" office:value-type="string">
            <text:list xml:id="list296648635461546390" text:style-name="L73">
              <text:list-item>
                <text:p text:style-name="P89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89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9">6--2</text:p>
          </table:table-cell>
          <table:table-cell table:style-name="表6.B2" office:value-type="string">
            <text:p text:style-name="P9">他職：<text:span text:style-name="T2">警備</text:span></text:p>
          </table:table-cell>
          <table:table-cell table:style-name="表6.C2" office:value-type="string">
            <text:list xml:id="list7412840940915767174" text:style-name="L74">
              <text:list-item>
                <text:p text:style-name="P90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土間屋さん</text:span></text:p>
          </table:table-cell>
          <table:table-cell table:style-name="表6.C2" office:value-type="string">
            <text:list xml:id="list1569217971487871554" text:style-name="L75">
              <text:list-item>
                <text:p text:style-name="P91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大工さん</text:span></text:p>
          </table:table-cell>
          <table:table-cell table:style-name="表6.C2" office:value-type="string">
            <text:list xml:id="list6670036735595194893" text:style-name="L76">
              <text:list-item>
                <text:p text:style-name="P92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9">7</text:p>
          </table:table-cell>
          <table:table-cell table:style-name="表6.B2" office:value-type="string">
            <text:p text:style-name="P9">監督さん</text:p>
          </table:table-cell>
          <table:table-cell table:style-name="表6.C2" office:value-type="string">
            <text:list xml:id="list8180194677769201594" text:style-name="L77">
              <text:list-item>
                <text:p text:style-name="P93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9">8</text:p>
          </table:table-cell>
          <table:table-cell table:style-name="表6.B2" office:value-type="string">
            <text:p text:style-name="P9">発注者の方</text:p>
          </table:table-cell>
          <table:table-cell table:style-name="表6.C2" office:value-type="string">
            <text:list xml:id="list147274432528238554" text:style-name="L78">
              <text:list-item>
                <text:p text:style-name="P94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東和からの同僚</text:p>
          </table:table-cell>
          <table:table-cell table:style-name="表6.C2" office:value-type="string">
            <text:list xml:id="list7772799231599206461" text:style-name="L79">
              <text:list-item>
                <text:p text:style-name="P95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9">9</text:p>
          </table:table-cell>
          <table:table-cell table:style-name="表6.B2" office:value-type="string">
            <text:p text:style-name="P9">現場見取り図</text:p>
          </table:table-cell>
          <table:table-cell table:style-name="表6.C2" office:value-type="string">
            <text:p text:style-name="P9"/>
          </table:table-cell>
        </table:table-row>
        <table:table-row>
          <table:table-cell table:style-name="表6.A2" office:value-type="float" office:value="10">
            <text:p text:style-name="P9">10</text:p>
          </table:table-cell>
          <table:table-cell table:style-name="表6.B2" office:value-type="string">
            <text:p text:style-name="P10">段取り</text:p>
          </table:table-cell>
          <table:table-cell table:style-name="表6.C2" office:value-type="string">
            <text:list xml:id="list6605121172149676989" text:style-name="L80">
              <text:list-item>
                <text:p text:style-name="P96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行き帰りでの出来事、見聞</text:p>
          </table:table-cell>
          <table:table-cell table:style-name="表6.C2" office:value-type="string">
            <text:list xml:id="list6773367496547027681" text:style-name="L81">
              <text:list-item>
                <text:p text:style-name="P97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周囲の事物</text:p>
          </table:table-cell>
          <table:table-cell table:style-name="表6.C2" office:value-type="string">
            <text:list xml:id="list7326540507002057988" text:style-name="L82">
              <text:list-item>
                <text:p text:style-name="P98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9">11</text:p>
          </table:table-cell>
          <table:table-cell table:style-name="表6.B2" office:value-type="string">
            <text:p text:style-name="P10">その他</text:p>
          </table:table-cell>
          <table:table-cell table:style-name="表6.C2" office:value-type="string">
            <text:list xml:id="list1369801538933912986" text:style-name="L83">
              <text:list-item>
                <text:p text:style-name="P99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やってもらったこと</text:p>
          </table:table-cell>
          <table:table-cell table:style-name="表6.C2" office:value-type="string">
            <text:list xml:id="list2225956811800564049" text:style-name="L84">
              <text:list-item>
                <text:p text:style-name="P100">上記のとおり、扶桑のうりざねの人に、朝、経路を教えてもらった。</text:p>
                <text:list>
                  <text:list-item>
                    <text:p text:style-name="P100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00">テンガイさんか、５時になった頃、打設現場に来てくれる。残業は、ご自分がされる、とのこと。お礼を伝える。</text:p>
                <text:list>
                  <text:list-item>
                    <text:p text:style-name="P100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">[/ 20200218_155640]</text:p>
      <text:p text:style-name="P13"/>
      <text:p text:style-name="P8"><text:soft-page-break/></text:p>
      <text:p text:style-name="P2">---------------------------------------------------------------</text:p>
      <text:p text:style-name="P4">[XXX] 20200226_164915</text:p>
      <text:p text:style-name="P13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9">1</text:p>
          </table:table-cell>
          <table:table-cell table:style-name="表7.B1" office:value-type="string">
            <text:p text:style-name="P9">現場</text:p>
          </table:table-cell>
          <table:table-cell table:style-name="表7.C1" office:value-type="string">
            <text:p text:style-name="P10">こぶしえん新築工事</text:p>
          </table:table-cell>
        </table:table-row>
        <table:table-row>
          <table:table-cell table:style-name="表7.A2" office:value-type="float" office:value="2">
            <text:p text:style-name="P9">2</text:p>
          </table:table-cell>
          <table:table-cell table:style-name="表7.B2" office:value-type="string">
            <text:p text:style-name="P9">天気</text:p>
          </table:table-cell>
          <table:table-cell table:style-name="表7.C2" office:value-type="string">
            <text:p text:style-name="P10">曇り、ときどき晴れ</text:p>
          </table:table-cell>
        </table:table-row>
        <table:table-row>
          <table:table-cell table:style-name="表7.A2" office:value-type="float" office:value="3">
            <text:p text:style-name="P9">3</text:p>
          </table:table-cell>
          <table:table-cell table:style-name="表7.B2" office:value-type="string">
            <text:p text:style-name="P9">最寄り</text:p>
          </table:table-cell>
          <table:table-cell table:style-name="表7.C2" office:value-type="string">
            <text:p text:style-name="P10">学芸大学</text:p>
          </table:table-cell>
        </table:table-row>
        <table:table-row>
          <table:table-cell table:style-name="表7.A2" office:value-type="float" office:value="4">
            <text:p text:style-name="P9">4</text:p>
          </table:table-cell>
          <table:table-cell table:style-name="表7.B2" office:value-type="string">
            <text:p text:style-name="P9">他職：ポンプ</text:p>
          </table:table-cell>
          <table:table-cell table:style-name="表7.C2" office:value-type="string">
            <text:list xml:id="list814193941796681980" text:style-name="L85">
              <text:list-item>
                <text:p text:style-name="P101">「貢石」（こうせき）。３人。１人はベトナム人。</text:p>
              </text:list-item>
              <text:list-item>
                <text:p text:style-name="P101">日本人の人：２人。一人は、１７５ぐらい。痩せ身。顔の輪郭は、細長。</text:p>
              </text:list-item>
              <text:list-item>
                <text:p text:style-name="P101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9">5</text:p>
          </table:table-cell>
          <table:table-cell table:style-name="表7.B2" office:value-type="string">
            <text:p text:style-name="P9">他職：土工さん</text:p>
          </table:table-cell>
          <table:table-cell table:style-name="表7.C2" office:value-type="string">
            <text:list xml:id="list3539739354809979448" text:style-name="L86">
              <text:list-item>
                <text:p text:style-name="P102">松原組の人たち。前回、バイブを担当していた一人。親方さんではなく。顔の肌が浅黒い人。</text:p>
                <text:list>
                  <text:list-item>
                    <text:p text:style-name="P102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02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9">6</text:p>
          </table:table-cell>
          <table:table-cell table:style-name="表7.B2" office:value-type="string">
            <text:p text:style-name="P9">他職：電気屋さんの相番の人</text:p>
          </table:table-cell>
          <table:table-cell table:style-name="表7.C2" office:value-type="string">
            <text:list xml:id="list765233090414359326" text:style-name="L87">
              <text:list-item>
                <text:p text:style-name="P103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9">6--2</text:p>
          </table:table-cell>
          <table:table-cell table:style-name="表7.B2" office:value-type="string">
            <text:p text:style-name="P9">他職：<text:span text:style-name="T2">警備</text:span></text:p>
          </table:table-cell>
          <table:table-cell table:style-name="表7.C2" office:value-type="string">
            <text:list xml:id="list1364414839457010630" text:style-name="L88">
              <text:list-item>
                <text:p text:style-name="P104"/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土間屋さん</text:span></text:p>
          </table:table-cell>
          <table:table-cell table:style-name="表7.C2" office:value-type="string">
            <text:list xml:id="list8713477724029965123" text:style-name="L89">
              <text:list-item>
                <text:p text:style-name="P105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大工さん</text:span></text:p>
          </table:table-cell>
          <table:table-cell table:style-name="表7.C2" office:value-type="string">
            <text:list xml:id="list2701722182141659596" text:style-name="L90">
              <text:list-item>
                <text:p text:style-name="P106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9">7</text:p>
          </table:table-cell>
          <table:table-cell table:style-name="表7.B2" office:value-type="string">
            <text:p text:style-name="P9">監督さん</text:p>
          </table:table-cell>
          <table:table-cell table:style-name="表7.C2" office:value-type="string">
            <text:list xml:id="list3153133353155749763" text:style-name="L91">
              <text:list-item>
                <text:p text:style-name="P107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9">8</text:p>
          </table:table-cell>
          <table:table-cell table:style-name="表7.B2" office:value-type="string">
            <text:p text:style-name="P9">発注者の方</text:p>
          </table:table-cell>
          <table:table-cell table:style-name="表7.C2" office:value-type="string">
            <text:list xml:id="list4655536391287499489" text:style-name="L92">
              <text:list-item>
                <text:p text:style-name="P108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東和からの同僚</text:p>
          </table:table-cell>
          <table:table-cell table:style-name="表7.C2" office:value-type="string">
            <text:list xml:id="list6755993126517914342" text:style-name="L93">
              <text:list-item>
                <text:p text:style-name="P109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9">9</text:p>
          </table:table-cell>
          <table:table-cell table:style-name="表7.B2" office:value-type="string">
            <text:p text:style-name="P9">現場見取り図</text:p>
          </table:table-cell>
          <table:table-cell table:style-name="表7.C2" office:value-type="string">
            <text:p text:style-name="P10">省略</text:p>
          </table:table-cell>
        </table:table-row>
        <table:table-row>
          <table:table-cell table:style-name="表7.A2" office:value-type="float" office:value="10">
            <text:p text:style-name="P9">10</text:p>
          </table:table-cell>
          <table:table-cell table:style-name="表7.B2" office:value-type="string">
            <text:p text:style-name="P10">段取り</text:p>
          </table:table-cell>
          <table:table-cell table:style-name="表7.C2" office:value-type="string">
            <text:list xml:id="list4461640505112442255" text:style-name="L94">
              <text:list-item>
                <text:p text:style-name="P110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10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行き帰りでの出来事、見聞</text:p>
          </table:table-cell>
          <table:table-cell table:style-name="表7.C2" office:value-type="string">
            <text:list xml:id="list5964600617341783076" text:style-name="L95">
              <text:list-item>
                <text:p text:style-name="P111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周囲の事物</text:p>
          </table:table-cell>
          <table:table-cell table:style-name="表7.C2" office:value-type="string">
            <text:list xml:id="list7495679518717242692" text:style-name="L96">
              <text:list-item>
                <text:p text:style-name="P112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9">11</text:p>
          </table:table-cell>
          <table:table-cell table:style-name="表7.B2" office:value-type="string">
            <text:p text:style-name="P10">その他</text:p>
          </table:table-cell>
          <table:table-cell table:style-name="表7.C2" office:value-type="string">
            <text:list xml:id="list228631339688506769" text:style-name="L97">
              <text:list-item>
                <text:p text:style-name="P113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やってもらったこと</text:p>
          </table:table-cell>
          <table:table-cell table:style-name="表7.C2" office:value-type="string">
            <text:list xml:id="list7643288000483502753" text:style-name="L98">
              <text:list-item>
                <text:p text:style-name="P114">長畑さんに、サインをもらった。</text:p>
              </text:list-item>
            </text:list>
          </table:table-cell>
        </table:table-row>
      </table:table>
      <text:p text:style-name="P13"/>
      <text:p text:style-name="P4">[/ XXXX] 20200226_170534</text:p>
      <text:p text:style-name="P13"/>
      <text:p text:style-name="P8"/>
      <text:p text:style-name="P13"/>
      <text:p text:style-name="P2">---------------------------------------------------------------</text:p>
      <text:p text:style-name="P4">[XXX] 20200304_151752</text:p>
      <text:p text:style-name="P13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9">1</text:p>
          </table:table-cell>
          <table:table-cell table:style-name="表8.B1" office:value-type="string">
            <text:p text:style-name="P9">現場</text:p>
          </table:table-cell>
          <table:table-cell table:style-name="表8.C1" office:value-type="string">
            <text:p text:style-name="P10">愛知屋様伊勢佐木町プロジェクト</text:p>
          </table:table-cell>
        </table:table-row>
        <table:table-row>
          <table:table-cell table:style-name="表8.A2" office:value-type="float" office:value="2">
            <text:p text:style-name="P9">2</text:p>
          </table:table-cell>
          <table:table-cell table:style-name="表8.B2" office:value-type="string">
            <text:p text:style-name="P9">天気</text:p>
          </table:table-cell>
          <table:table-cell table:style-name="表8.C2" office:value-type="string">
            <text:p text:style-name="P10">晴れ</text:p>
          </table:table-cell>
        </table:table-row>
        <table:table-row>
          <table:table-cell table:style-name="表8.A2" office:value-type="float" office:value="3">
            <text:p text:style-name="P9">3</text:p>
          </table:table-cell>
          <table:table-cell table:style-name="表8.B2" office:value-type="string">
            <text:p text:style-name="P9">最寄り</text:p>
          </table:table-cell>
          <table:table-cell table:style-name="表8.C2" office:value-type="string">
            <text:p text:style-name="P10">黄金町</text:p>
          </table:table-cell>
        </table:table-row>
        <table:table-row>
          <table:table-cell table:style-name="表8.A2" office:value-type="float" office:value="4">
            <text:p text:style-name="P9">4</text:p>
          </table:table-cell>
          <table:table-cell table:style-name="表8.B2" office:value-type="string">
            <text:p text:style-name="P9">他職：ポンプ</text:p>
          </table:table-cell>
          <table:table-cell table:style-name="表8.C2" office:value-type="string">
            <text:list xml:id="list8244552301042732097" text:style-name="L99">
              <text:list-item>
                <text:p text:style-name="P115">那須産業。２人。一人は、３０半ば、若く見える。１７５ぐらい。顔が、色白い。</text:p>
              </text:list-item>
              <text:list-item>
                <text:p text:style-name="P115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9">5</text:p>
          </table:table-cell>
          <table:table-cell table:style-name="表8.B2" office:value-type="string">
            <text:p text:style-name="P9">他職：土工さん</text:p>
          </table:table-cell>
          <table:table-cell table:style-name="表8.C2" office:value-type="string">
            <text:list xml:id="list9165508626636404227" text:style-name="L100">
              <text:list-item>
                <text:p text:style-name="P116">今西建設。バイブの人、一人は、ベトナムの人。若い。後半、サングラスを着ける。</text:p>
              </text:list-item>
              <text:list-item>
                <text:p text:style-name="P116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9">6</text:p>
          </table:table-cell>
          <table:table-cell table:style-name="表8.B2" office:value-type="string">
            <text:p text:style-name="P9">他職：電気屋さんの相番の人</text:p>
          </table:table-cell>
          <table:table-cell table:style-name="表8.C2" office:value-type="string">
            <text:list xml:id="list2992970364322199780" text:style-name="L101">
              <text:list-item>
                <text:p text:style-name="P117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9">6--2</text:p>
          </table:table-cell>
          <table:table-cell table:style-name="表8.B2" office:value-type="string">
            <text:p text:style-name="P9">他職：<text:span text:style-name="T2">警備</text:span></text:p>
          </table:table-cell>
          <table:table-cell table:style-name="表8.C2" office:value-type="string">
            <text:list xml:id="list5331815907450218399" text:style-name="L102">
              <text:list-item>
                <text:p text:style-name="P118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土間屋さん</text:span></text:p>
          </table:table-cell>
          <table:table-cell table:style-name="表8.C2" office:value-type="string">
            <text:list xml:id="list1620460454074878910" text:style-name="L103">
              <text:list-item>
                <text:p text:style-name="P119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大工さん</text:span></text:p>
          </table:table-cell>
          <table:table-cell table:style-name="表8.C2" office:value-type="string">
            <text:list xml:id="list6446266859965416573" text:style-name="L104">
              <text:list-item>
                <text:p text:style-name="P120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9">7</text:p>
          </table:table-cell>
          <table:table-cell table:style-name="表8.B2" office:value-type="string">
            <text:p text:style-name="P9">監督さん</text:p>
          </table:table-cell>
          <table:table-cell table:style-name="表8.C2" office:value-type="string">
            <text:list xml:id="list7021256052356742507" text:style-name="L105">
              <text:list-item>
                <text:p text:style-name="P121">打設現場を担当した人。４０半ばか。メガネあり。１７０弱か。いくぶん、太め。</text:p>
              </text:list-item>
              <text:list-item>
                <text:p text:style-name="P121">所長さんか、朝礼時、打設の周知会を主宰。「いいコンクリを打ちましょう」</text:p>
              </text:list-item>
              <text:list-item>
                <text:p text:style-name="P121">３人目の人。６０半ばか。清水で働いていたとのこと。</text:p>
                <text:list>
                  <text:list-item>
                    <text:p text:style-name="P121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9">8</text:p>
          </table:table-cell>
          <table:table-cell table:style-name="表8.B2" office:value-type="string">
            <text:p text:style-name="P9">発注者の方</text:p>
          </table:table-cell>
          <table:table-cell table:style-name="表8.C2" office:value-type="string">
            <text:list xml:id="list3078962247840459145" text:style-name="L106">
              <text:list-item>
                <text:p text:style-name="P122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東和からの同僚</text:p>
          </table:table-cell>
          <table:table-cell table:style-name="表8.C2" office:value-type="string">
            <text:list xml:id="list8294272640758728390" text:style-name="L107">
              <text:list-item>
                <text:p text:style-name="P123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9">9</text:p>
          </table:table-cell>
          <table:table-cell table:style-name="表8.B2" office:value-type="string">
            <text:p text:style-name="P9">現場見取り図</text:p>
          </table:table-cell>
          <table:table-cell table:style-name="表8.C2" office:value-type="string">
            <text:p text:style-name="P9"/>
          </table:table-cell>
        </table:table-row>
        <table:table-row>
          <table:table-cell table:style-name="表8.A2" office:value-type="float" office:value="10">
            <text:p text:style-name="P9">10</text:p>
          </table:table-cell>
          <table:table-cell table:style-name="表8.B2" office:value-type="string">
            <text:p text:style-name="P10">段取り</text:p>
          </table:table-cell>
          <table:table-cell table:style-name="表8.C2" office:value-type="string">
            <text:list xml:id="list2370602505494379101" text:style-name="L108">
              <text:list-item>
                <text:p text:style-name="P124">３階、立ち上がり。</text:p>
              </text:list-item>
              <text:list-item>
                <text:p text:style-name="P124">まず、柱だったか。１本か２本。</text:p>
              </text:list-item>
              <text:list-item>
                <text:p text:style-name="P124">次に、階段。踊り場まで。それから、柱など、だったか。</text:p>
              </text:list-item>
              <text:list-item>
                <text:p text:style-name="P124">通りに面した側の手すり。最後。スラブを全て上げてから。コンクリのホースは、タワーから吊り下げる。</text:p>
              </text:list-item>
              <text:list-item>
                <text:p text:style-name="P124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行き帰りでの<text:soft-page-break/>出来事、見聞</text:p>
          </table:table-cell>
          <table:table-cell table:style-name="表8.C2" office:value-type="string">
            <text:list xml:id="list5670819775876619023" text:style-name="L109">
              <text:list-item>
                <text:p text:style-name="P125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周囲の事物</text:p>
          </table:table-cell>
          <table:table-cell table:style-name="表8.C2" office:value-type="string">
            <text:list xml:id="list935763192113708563" text:style-name="L110">
              <text:list-item>
                <text:p text:style-name="P126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9">11</text:p>
          </table:table-cell>
          <table:table-cell table:style-name="表8.B2" office:value-type="string">
            <text:p text:style-name="P10">その他</text:p>
          </table:table-cell>
          <table:table-cell table:style-name="表8.C2" office:value-type="string">
            <text:list xml:id="list1442236152096793513" text:style-name="L111">
              <text:list-item>
                <text:p text:style-name="P127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やってもらったこと</text:p>
          </table:table-cell>
          <table:table-cell table:style-name="表8.C2" office:value-type="string">
            <text:list xml:id="list1198896466440117345" text:style-name="L112">
              <text:list-item>
                <text:p text:style-name="P128">上記のとおり、朝、金子工業所の担当の人、新規の用紙を、用意してくれた。</text:p>
              </text:list-item>
              <text:list-item>
                <text:p text:style-name="P128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3"/>
      <text:p text:style-name="P4">[/ XXXX] 20200304_153636</text:p>
      <text:p text:style-name="P13"/>
      <text:p text:style-name="P8"/>
      <text:p text:style-name="P13"/>
      <text:p text:style-name="P2">---------------------------------------------------------------</text:p>
      <text:p text:style-name="P4">[XXX] 20200309_142012</text:p>
      <text:p text:style-name="P13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9">1</text:p>
          </table:table-cell>
          <table:table-cell table:style-name="表9.B1" office:value-type="string">
            <text:p text:style-name="P9">現場</text:p>
          </table:table-cell>
          <table:table-cell table:style-name="表9.C1" office:value-type="string">
            <text:p text:style-name="P10">東中野５丁目計画</text:p>
          </table:table-cell>
        </table:table-row>
        <table:table-row>
          <table:table-cell table:style-name="表9.A2" office:value-type="float" office:value="2">
            <text:p text:style-name="P9">2</text:p>
          </table:table-cell>
          <table:table-cell table:style-name="表9.B2" office:value-type="string">
            <text:p text:style-name="P9">天気</text:p>
          </table:table-cell>
          <table:table-cell table:style-name="表9.C2" office:value-type="string">
            <text:p text:style-name="P10">晴れ。</text:p>
          </table:table-cell>
        </table:table-row>
        <table:table-row>
          <table:table-cell table:style-name="表9.A2" office:value-type="float" office:value="3">
            <text:p text:style-name="P9">3</text:p>
          </table:table-cell>
          <table:table-cell table:style-name="表9.B2" office:value-type="string">
            <text:p text:style-name="P9">最寄り</text:p>
          </table:table-cell>
          <table:table-cell table:style-name="表9.C2" office:value-type="string">
            <text:p text:style-name="P10">落合駅</text:p>
          </table:table-cell>
        </table:table-row>
        <table:table-row>
          <table:table-cell table:style-name="表9.B2" office:value-type="string">
            <text:p text:style-name="P9">3-2</text:p>
            <text:p text:style-name="P9"/>
          </table:table-cell>
          <table:table-cell table:style-name="表9.B2" office:value-type="string">
            <text:p text:style-name="P10">開始／終了時刻</text:p>
          </table:table-cell>
          <table:table-cell table:style-name="表9.C2" office:value-type="string">
            <text:p text:style-name="P10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9">4</text:p>
          </table:table-cell>
          <table:table-cell table:style-name="表9.B2" office:value-type="string">
            <text:p text:style-name="P9">他職：ポンプ</text:p>
          </table:table-cell>
          <table:table-cell table:style-name="表9.C2" office:value-type="string">
            <text:list xml:id="list8519947018101897389" text:style-name="L113">
              <text:list-item>
                <text:p text:style-name="P129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9">5</text:p>
          </table:table-cell>
          <table:table-cell table:style-name="表9.B2" office:value-type="string">
            <text:p text:style-name="P9">他職：土工さん</text:p>
          </table:table-cell>
          <table:table-cell table:style-name="表9.C2" office:value-type="string">
            <text:list xml:id="list2448306532392211522" text:style-name="L114">
              <text:list-item>
                <text:p text:style-name="P130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30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9">6</text:p>
          </table:table-cell>
          <table:table-cell table:style-name="表9.B2" office:value-type="string">
            <text:p text:style-name="P9">他職：電気屋さんの相番の人</text:p>
          </table:table-cell>
          <table:table-cell table:style-name="表9.C2" office:value-type="string">
            <text:list xml:id="list4877942208663339638" text:style-name="L115">
              <text:list-item>
                <text:p text:style-name="P131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9">6--2</text:p>
          </table:table-cell>
          <table:table-cell table:style-name="表9.B2" office:value-type="string">
            <text:p text:style-name="P9">他職：<text:span text:style-name="T2">警備</text:span></text:p>
          </table:table-cell>
          <table:table-cell table:style-name="表9.C2" office:value-type="string">
            <text:list xml:id="list6472463462151923993" text:style-name="L116">
              <text:list-item>
                <text:p text:style-name="P132"/>
              </text:list-item>
            </text:list>
          </table:table-cell>
        </table:table-row>
        <table:table-row>
          <table:table-cell table:style-name="表9.B2" office:value-type="string">
            <text:p text:style-name="P9"/>
          </table:table-cell>
          <table:table-cell table:style-name="表9.B2" office:value-type="string">
            <text:p text:style-name="P9">他職：<text:span text:style-name="T2">土間屋さん</text:span></text:p>
          </table:table-cell>
          <table:table-cell table:style-name="表9.C2" office:value-type="string">
            <text:list xml:id="list5854847430450992292" text:style-name="L117">
              <text:list-item>
                <text:p text:style-name="P133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9"/>
          </table:table-cell>
          <table:table-cell table:style-name="表9.B2" office:value-type="string">
            <text:p text:style-name="P9">他職：<text:span text:style-name="T2">大工さん</text:span></text:p>
          </table:table-cell>
          <table:table-cell table:style-name="表9.C2" office:value-type="string">
            <text:list xml:id="list3489645101101707029" text:style-name="L118">
              <text:list-item>
                <text:p text:style-name="P134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9">7</text:p>
          </table:table-cell>
          <table:table-cell table:style-name="表9.B2" office:value-type="string">
            <text:p text:style-name="P9">監督さん</text:p>
          </table:table-cell>
          <table:table-cell table:style-name="表9.C2" office:value-type="string">
            <text:list xml:id="list1285682090191382817" text:style-name="L119">
              <text:list-item>
                <text:p text:style-name="P135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9">8</text:p>
          </table:table-cell>
          <table:table-cell table:style-name="表9.B2" office:value-type="string">
            <text:p text:style-name="P9">発注者の方</text:p>
          </table:table-cell>
          <table:table-cell table:style-name="表9.C2" office:value-type="string">
            <text:list xml:id="list758569557972224010" text:style-name="L120">
              <text:list-item>
                <text:p text:style-name="P136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東和からの同僚</text:p>
          </table:table-cell>
          <table:table-cell table:style-name="表9.C2" office:value-type="string">
            <text:list xml:id="list3737207558413816618" text:style-name="L121">
              <text:list-item>
                <text:p text:style-name="P137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9">9</text:p>
          </table:table-cell>
          <table:table-cell table:style-name="表9.B2" office:value-type="string">
            <text:p text:style-name="P9">現場見取り図</text:p>
          </table:table-cell>
          <table:table-cell table:style-name="表9.C2" office:value-type="string">
            <text:p text:style-name="P9"/>
          </table:table-cell>
        </table:table-row>
        <table:table-row>
          <table:table-cell table:style-name="表9.A2" office:value-type="float" office:value="10">
            <text:p text:style-name="P9">10</text:p>
          </table:table-cell>
          <table:table-cell table:style-name="表9.B2" office:value-type="string">
            <text:p text:style-name="P10">段取り</text:p>
          </table:table-cell>
          <table:table-cell table:style-name="表9.C2" office:value-type="string">
            <text:list xml:id="list3844562511450157609" text:style-name="L122">
              <text:list-item>
                <text:p text:style-name="P138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行き帰りでの出来事、見聞</text:p>
          </table:table-cell>
          <table:table-cell table:style-name="表9.C2" office:value-type="string">
            <text:list xml:id="list6866040615444715114" text:style-name="L123">
              <text:list-item>
                <text:p text:style-name="P139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周囲の事物</text:p>
          </table:table-cell>
          <table:table-cell table:style-name="表9.C2" office:value-type="string">
            <text:list xml:id="list8243701488656121791" text:style-name="L124">
              <text:list-item>
                <text:p text:style-name="P140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9">11</text:p>
          </table:table-cell>
          <table:table-cell table:style-name="表9.B2" office:value-type="string">
            <text:p text:style-name="P10">その他</text:p>
          </table:table-cell>
          <table:table-cell table:style-name="表9.C2" office:value-type="string">
            <text:list xml:id="list4869405869932456172" text:style-name="L125">
              <text:list-item>
                <text:p text:style-name="P141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やってもらったこと</text:p>
          </table:table-cell>
          <table:table-cell table:style-name="表9.C2" office:value-type="string">
            <text:list xml:id="list3566863873652551911" text:style-name="L126">
              <text:list-item>
                <text:p text:style-name="P142">終了後、森さんに連絡。詰所に来てくれる。</text:p>
              </text:list-item>
              <text:list-item>
                <text:p text:style-name="P142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危険予知、危険感知</text:p>
          </table:table-cell>
          <table:table-cell table:style-name="表9.C2" office:value-type="string">
            <text:list xml:id="list6647343723050771999" text:style-name="L127">
              <text:list-item>
                <text:p text:style-name="P143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43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"><text:soft-page-break/>[/ XXXX] 20200309_143339</text:p>
      <text:p text:style-name="P13"/>
      <text:p text:style-name="P8"/>
      <text:p text:style-name="P13"/>
      <text:p text:style-name="P2">---------------------------------------------------------------</text:p>
      <text:p text:style-name="P4">[XXX] </text:p>
      <text:p text:style-name="P13"/>
      <text:p text:style-name="P3"><text:span text:style-name="T3">作業日：03</text:span><text:span text:style-name="T4">/13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9">1</text:p>
          </table:table-cell>
          <table:table-cell table:style-name="表10.B1" office:value-type="string">
            <text:p text:style-name="P9">現場</text:p>
          </table:table-cell>
          <table:table-cell table:style-name="表10.C1" office:value-type="string">
            <text:p text:style-name="P10">藤沢市辻堂新町計画</text:p>
          </table:table-cell>
        </table:table-row>
        <table:table-row>
          <table:table-cell table:style-name="表10.A2" office:value-type="float" office:value="2">
            <text:p text:style-name="P9">2</text:p>
          </table:table-cell>
          <table:table-cell table:style-name="表10.B2" office:value-type="string">
            <text:p text:style-name="P9">天気</text:p>
          </table:table-cell>
          <table:table-cell table:style-name="表10.C2" office:value-type="string">
            <text:p text:style-name="P10">晴れ</text:p>
          </table:table-cell>
        </table:table-row>
        <table:table-row>
          <table:table-cell table:style-name="表10.A2" office:value-type="float" office:value="3">
            <text:p text:style-name="P9">3</text:p>
          </table:table-cell>
          <table:table-cell table:style-name="表10.B2" office:value-type="string">
            <text:p text:style-name="P9">最寄り</text:p>
          </table:table-cell>
          <table:table-cell table:style-name="表10.C2" office:value-type="string">
            <text:p text:style-name="P10">辻堂駅（JR東）</text:p>
          </table:table-cell>
        </table:table-row>
        <table:table-row>
          <table:table-cell table:style-name="表10.B2" office:value-type="string">
            <text:p text:style-name="P9">3-2</text:p>
            <text:p text:style-name="P9"/>
          </table:table-cell>
          <table:table-cell table:style-name="表10.B2" office:value-type="string">
            <text:p text:style-name="P10">開始／終了時刻</text:p>
          </table:table-cell>
          <table:table-cell table:style-name="表10.C2" office:value-type="string">
            <text:list xml:id="list9113077667914663168" text:style-name="L128">
              <text:list-item>
                <text:p text:style-name="P144">９時過ぎか</text:p>
              </text:list-item>
              <text:list-item>
                <text:p text:style-name="P144">１６時頃、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9">4</text:p>
          </table:table-cell>
          <table:table-cell table:style-name="表10.B2" office:value-type="string">
            <text:p text:style-name="P9">他職：ポンプ</text:p>
          </table:table-cell>
          <table:table-cell table:style-name="表10.C2" office:value-type="string">
            <text:list xml:id="list8808618244520780864" text:style-name="L129">
              <text:list-item>
                <text:p text:style-name="P145">西湘工業。３人。午後からだったか、４人。</text:p>
              </text:list-item>
              <text:list-item>
                <text:p text:style-name="P145">コントローラを持っている人（P1）。口ひげ有り。上ヒゲ。濃くはない。後半の終盤、土間屋さんに、「レベル、どいてくれ」と言われる。どかずに、右手だったか、ピースサインを作っている。</text:p>
              </text:list-item>
              <text:list-item>
                <text:p text:style-name="P145">若い人、１人。終局で、鉄管をロングに載せる作業。ロングに乗り込む。私は、配管を１つずつ、渡す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9">5</text:p>
          </table:table-cell>
          <table:table-cell table:style-name="表10.B2" office:value-type="string">
            <text:p text:style-name="P9">他職：土工さん</text:p>
          </table:table-cell>
          <table:table-cell table:style-name="表10.C2" office:value-type="string">
            <text:list xml:id="list3085169071495116603" text:style-name="L130">
              <text:list-item>
                <text:p text:style-name="P146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9">6</text:p>
          </table:table-cell>
          <table:table-cell table:style-name="表10.B2" office:value-type="string">
            <text:p text:style-name="P9">他職：電気屋さんの相番の人</text:p>
          </table:table-cell>
          <table:table-cell table:style-name="表10.C2" office:value-type="string">
            <text:list xml:id="list385864251012355206" text:style-name="L131">
              <text:list-item>
                <text:p text:style-name="P147">東和の人。３０前後か。１７５ぐらい。目は小さめ。タバコ吸う。丸顔。体格は、がっしり。</text:p>
              </text:list-item>
            </text:list>
          </table:table-cell>
        </table:table-row>
        <table:table-row>
          <table:table-cell table:style-name="表10.B2" office:value-type="string">
            <text:p text:style-name="P9">6--2</text:p>
          </table:table-cell>
          <table:table-cell table:style-name="表10.B2" office:value-type="string">
            <text:p text:style-name="P9">他職：<text:span text:style-name="T2">警備</text:span></text:p>
          </table:table-cell>
          <table:table-cell table:style-name="表10.C2" office:value-type="string">
            <text:list xml:id="list1930266439232725419" text:style-name="L132">
              <text:list-item>
                <text:p text:style-name="P148"/>
              </text:list-item>
            </text:list>
          </table:table-cell>
        </table:table-row>
        <table:table-row>
          <table:table-cell table:style-name="表10.B2" office:value-type="string">
            <text:p text:style-name="P9"/>
          </table:table-cell>
          <table:table-cell table:style-name="表10.B2" office:value-type="string">
            <text:p text:style-name="P9">他職：<text:span text:style-name="T2">土間屋さん</text:span></text:p>
          </table:table-cell>
          <table:table-cell table:style-name="表10.C2" office:value-type="string">
            <text:list xml:id="list2225022280399489685" text:style-name="L133">
              <text:list-item>
                <text:p text:style-name="P149">口ひげありの人。１７０弱か。「アハハハ」と、甲高く笑う。ロングに、一緒に乗った。スマホを、ずっと見ている。</text:p>
              </text:list-item>
            </text:list>
          </table:table-cell>
        </table:table-row>
        <table:table-row>
          <table:table-cell table:style-name="表10.B2" office:value-type="string">
            <text:p text:style-name="P9"/>
          </table:table-cell>
          <table:table-cell table:style-name="表10.B2" office:value-type="string">
            <text:p text:style-name="P9">他職：<text:span text:style-name="T2">大工さん</text:span></text:p>
          </table:table-cell>
          <table:table-cell table:style-name="表10.C2" office:value-type="string">
            <text:list xml:id="list8723801225186247788" text:style-name="L134">
              <text:list-item>
                <text:p text:style-name="P150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9">7</text:p>
          </table:table-cell>
          <table:table-cell table:style-name="表10.B2" office:value-type="string">
            <text:p text:style-name="P9">監督さ<text:soft-page-break/>ん</text:p>
          </table:table-cell>
          <table:table-cell table:style-name="表10.C2" office:value-type="string">
            <text:list xml:id="list8871330974551747425" text:style-name="L135">
              <text:list-item>
                <text:p text:style-name="P151">３人。</text:p>
              </text:list-item>
              <text:list-item>
                <text:p text:style-name="P151"><text:soft-page-break/>所長さん。（P1)</text:p>
              </text:list-item>
              <text:list-item>
                <text:p text:style-name="P151">４０ぐらいの人。体は痩せている。鼻の形、鉤鼻。立ち上がりの区画に入って、打設の完遂を確認する役。（P２）</text:p>
              </text:list-item>
              <text:list-item>
                <text:p text:style-name="P151">もう一人、同じく４０ぐらいの人。P2の人より、若いかと、朝礼の時には判じた。スラブ上で、P2のひとと同じ年ぐらいか、と評価を改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9">8</text:p>
          </table:table-cell>
          <table:table-cell table:style-name="表10.B2" office:value-type="string">
            <text:p text:style-name="P9">発注者の方</text:p>
          </table:table-cell>
          <table:table-cell table:style-name="表10.C2" office:value-type="string">
            <text:list xml:id="list2068388491159367164" text:style-name="L136">
              <text:list-item>
                <text:p text:style-name="P152">根本さん。１７５ぐらい。顔の輪郭は、たてなが。一重。痩せ気味。ただ、顔はむくんでいるように、見受ける。沖縄の人のような顔立ち。浅黒い。</text:p>
              </text:list-item>
              <text:list-item>
                <text:p text:style-name="P152">指示書に書いてあった、「アイ・エンジニアリング」。この名称を、新規用紙に書こうとする。それでよいか、根本さんに尋ねる。「あ、それは...」と口ごもる。続けて、別の名称を告げる。今は、思い出せない。</text:p>
              </text:list-item>
              <text:list-item>
                <text:p text:style-name="P152">終了後、詰所の前で、電話をかける。６回ぐらいか、呼び出しコールのあと、出る。９階にいるとのこと。サインは省く。</text:p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東和からの同僚</text:p>
          </table:table-cell>
          <table:table-cell table:style-name="表10.C2" office:value-type="string">
            <text:list xml:id="list821216235025741244" text:style-name="L137">
              <text:list-item>
                <text:p text:style-name="P153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9">9</text:p>
          </table:table-cell>
          <table:table-cell table:style-name="表10.B2" office:value-type="string">
            <text:p text:style-name="P9">現場見取り図</text:p>
          </table:table-cell>
          <table:table-cell table:style-name="表10.C2" office:value-type="string">
            <text:p text:style-name="P9"/>
          </table:table-cell>
        </table:table-row>
        <table:table-row>
          <table:table-cell table:style-name="表10.A2" office:value-type="float" office:value="10">
            <text:p text:style-name="P9">10</text:p>
          </table:table-cell>
          <table:table-cell table:style-name="表10.B2" office:value-type="string">
            <text:p text:style-name="P10">段取り</text:p>
          </table:table-cell>
          <table:table-cell table:style-name="表10.C2" office:value-type="string">
            <text:list xml:id="list382908764625291007" text:style-name="L138">
              <text:list-item>
                <text:p text:style-name="P154"/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行き帰りでの出来事、見聞</text:p>
          </table:table-cell>
          <table:table-cell table:style-name="表10.C2" office:value-type="string">
            <text:list xml:id="list265124960399257314" text:style-name="L139">
              <text:list-item>
                <text:p text:style-name="P155"/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周囲の事物</text:p>
          </table:table-cell>
          <table:table-cell table:style-name="表10.C2" office:value-type="string">
            <text:list xml:id="list5857797126576267449" text:style-name="L140">
              <text:list-item>
                <text:p text:style-name="P156">富士山が見える。大きい。</text:p>
              </text:list-item>
              <text:list-item>
                <text:p text:style-name="P156">海が見える。現場建物から海まで、高い建物はない。戸建てが多いか。いま思い返してみて、視界面積の中で、９割ぐらいか。</text:p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9">11</text:p>
          </table:table-cell>
          <table:table-cell table:style-name="表10.B2" office:value-type="string">
            <text:p text:style-name="P10">その他</text:p>
          </table:table-cell>
          <table:table-cell table:style-name="表10.C2" office:value-type="string">
            <text:list xml:id="list7147810158343712389" text:style-name="L141">
              <text:list-item>
                <text:p text:style-name="P157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9">12</text:p>
          </table:table-cell>
          <table:table-cell table:style-name="表10.B2" office:value-type="string">
            <text:p text:style-name="P10">やってもらったこと</text:p>
          </table:table-cell>
          <table:table-cell table:style-name="表10.C2" office:value-type="string">
            <text:list xml:id="list5305478936730764868" text:style-name="L142">
              <text:list-item>
                <text:p text:style-name="P158">朝礼の後、根本さんに、現場の区画を案内してもらった。「スリットあり」の札、取り付けを私が手伝った。</text:p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危険予知、危険感知</text:p>
          </table:table-cell>
          <table:table-cell table:style-name="表10.C2" office:value-type="string">
            <text:list xml:id="list639681474976431182" text:style-name="L143">
              <text:list-item>
                <text:p text:style-name="P159">ロング。扉を開けるとき。自分も手伝おうと、自分が立っている前にある部分に手をかける。左手へ引き寄せる。そのとき、他の人が、同じ扉をがらっと開ける。私の右手の、中指だったか、扉の構造の１つの、網目状の管たちの間に、挟まれる。</text:p>
              </text:list-item>
            </text:list>
          </table:table-cell>
        </table:table-row>
      </table:table>
      <text:p text:style-name="P13"/>
      <text:p text:style-name="P4">[/ XXXX] 20200317_084620</text:p>
      <text:p text:style-name="P13"/>
      <text:p text:style-name="P8"/>
      <text:p text:style-name="P12"/>
      <text:p text:style-name="P2">---------------------------------------------------------------</text:p>
      <text:p text:style-name="P4"><text:soft-page-break/>[XXX] 20200325_134803</text:p>
      <text:p text:style-name="P13"/>
      <text:p text:style-name="P3"><text:span text:style-name="T3">作業日：03</text:span><text:span text:style-name="T4">/21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9">1</text:p>
          </table:table-cell>
          <table:table-cell table:style-name="表11.B1" office:value-type="string">
            <text:p text:style-name="P9">現場</text:p>
          </table:table-cell>
          <table:table-cell table:style-name="表11.C1" office:value-type="string">
            <text:p text:style-name="P10">アーデル平塚新築工事</text:p>
          </table:table-cell>
        </table:table-row>
        <table:table-row>
          <table:table-cell table:style-name="表11.A2" office:value-type="float" office:value="2">
            <text:p text:style-name="P9">2</text:p>
          </table:table-cell>
          <table:table-cell table:style-name="表11.B2" office:value-type="string">
            <text:p text:style-name="P9">天気</text:p>
          </table:table-cell>
          <table:table-cell table:style-name="表11.C2" office:value-type="string">
            <text:p text:style-name="P10">晴れ</text:p>
          </table:table-cell>
        </table:table-row>
        <table:table-row>
          <table:table-cell table:style-name="表11.A2" office:value-type="float" office:value="3">
            <text:p text:style-name="P9">3</text:p>
          </table:table-cell>
          <table:table-cell table:style-name="表11.B2" office:value-type="string">
            <text:p text:style-name="P9">最寄り</text:p>
          </table:table-cell>
          <table:table-cell table:style-name="表11.C2" office:value-type="string">
            <text:p text:style-name="P10">平塚駅</text:p>
          </table:table-cell>
        </table:table-row>
        <table:table-row>
          <table:table-cell table:style-name="表11.B2" office:value-type="string">
            <text:p text:style-name="P9">3-2</text:p>
            <text:p text:style-name="P9"/>
          </table:table-cell>
          <table:table-cell table:style-name="表11.B2" office:value-type="string">
            <text:p text:style-name="P10">開始／終了時刻</text:p>
          </table:table-cell>
          <table:table-cell table:style-name="表11.C2" office:value-type="string">
            <text:list xml:id="list6164339709865818006" text:style-name="L144">
              <text:list-item>
                <text:p text:style-name="P160">開始　９時半過ぎ？</text:p>
              </text:list-item>
              <text:list-item>
                <text:p text:style-name="P160">詰所到着　３時過ぎ？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9">4</text:p>
          </table:table-cell>
          <table:table-cell table:style-name="表11.B2" office:value-type="string">
            <text:p text:style-name="P9">他職：ポンプ</text:p>
          </table:table-cell>
          <table:table-cell table:style-name="表11.C2" office:value-type="string">
            <text:list xml:id="list1602586489753419678" text:style-name="L145">
              <text:list-item>
                <text:p text:style-name="P161">SHIMAZU</text:p>
              </text:list-item>
              <text:list-item>
                <text:p text:style-name="P161">３人。ホース担当は、口ひげあり。表情は硬い。５０前後か。皆、日本人。</text:p>
              </text:list-item>
              <text:list-item>
                <text:p text:style-name="P161">他の２人は、６０半ばか。やや小柄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9">5</text:p>
          </table:table-cell>
          <table:table-cell table:style-name="表11.B2" office:value-type="string">
            <text:p text:style-name="P9">他職：土工さん</text:p>
          </table:table-cell>
          <table:table-cell table:style-name="表11.C2" office:value-type="string">
            <text:list xml:id="list5361465100991161341" text:style-name="L146">
              <text:list-item>
                <text:p text:style-name="P162">黄色いヘルメット。バイブの一人は、ベトナム人か。若い。３０前か。終了間際、足場へ引き入れたバイブを、この人に手渡す。私の左手で、その人の左肩を、ポンと軽く叩く。私はそのまま、足場階段を降り始め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9">6</text:p>
          </table:table-cell>
          <table:table-cell table:style-name="表11.B2" office:value-type="string">
            <text:p text:style-name="P9">他職：電気屋さんの相番の人</text:p>
          </table:table-cell>
          <table:table-cell table:style-name="表11.C2" office:value-type="string">
            <text:list xml:id="list7819563394943371591" text:style-name="L147">
              <text:list-item>
                <text:p text:style-name="P163">自分は、電気担当の会社からの、相番。もう一人は、同じく東和から。「中根」氏。若い人。３０ぐらいか。</text:p>
              </text:list-item>
            </text:list>
          </table:table-cell>
        </table:table-row>
        <table:table-row>
          <table:table-cell table:style-name="表11.B2" office:value-type="string">
            <text:p text:style-name="P9">6--2</text:p>
          </table:table-cell>
          <table:table-cell table:style-name="表11.B2" office:value-type="string">
            <text:p text:style-name="P9">他職：<text:span text:style-name="T2">警備</text:span></text:p>
          </table:table-cell>
          <table:table-cell table:style-name="表11.C2" office:value-type="string">
            <text:list xml:id="list3564853708440095958" text:style-name="L148">
              <text:list-item>
                <text:p text:style-name="P164"/>
              </text:list-item>
            </text:list>
          </table:table-cell>
        </table:table-row>
        <table:table-row>
          <table:table-cell table:style-name="表11.B2" office:value-type="string">
            <text:p text:style-name="P9"/>
          </table:table-cell>
          <table:table-cell table:style-name="表11.B2" office:value-type="string">
            <text:p text:style-name="P9">他職：<text:span text:style-name="T2">土間屋さん</text:span></text:p>
          </table:table-cell>
          <table:table-cell table:style-name="表11.C2" office:value-type="string">
            <text:list xml:id="list8686054152214077018" text:style-name="L149">
              <text:list-item>
                <text:p text:style-name="P165"/>
              </text:list-item>
            </text:list>
          </table:table-cell>
        </table:table-row>
        <table:table-row>
          <table:table-cell table:style-name="表11.B2" office:value-type="string">
            <text:p text:style-name="P9"/>
          </table:table-cell>
          <table:table-cell table:style-name="表11.B2" office:value-type="string">
            <text:p text:style-name="P9">他職：<text:span text:style-name="T2">大工さん</text:span></text:p>
          </table:table-cell>
          <table:table-cell table:style-name="表11.C2" office:value-type="string">
            <text:list xml:id="list623066747108662456" text:style-name="L150">
              <text:list-item>
                <text:p text:style-name="P166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9">7</text:p>
          </table:table-cell>
          <table:table-cell table:style-name="表11.B2" office:value-type="string">
            <text:p text:style-name="P9">監督さん</text:p>
          </table:table-cell>
          <table:table-cell table:style-name="表11.C2" office:value-type="string">
            <text:list xml:id="list381681655608375482" text:style-name="L151">
              <text:list-item>
                <text:p text:style-name="P167">３人。一人は、１７５ぐらい。４０後半か。顔はやや、細長い。浅黒。目はキョロっとしている。叩きを行う。土工さんたちと、同僚のように声を掛け合っている。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9">8</text:p>
          </table:table-cell>
          <table:table-cell table:style-name="表11.B2" office:value-type="string">
            <text:p text:style-name="P9">発注者の方</text:p>
          </table:table-cell>
          <table:table-cell table:style-name="表11.C2" office:value-type="string">
            <text:list xml:id="list4588474528928377463" text:style-name="L152">
              <text:list-item>
                <text:p text:style-name="P168">指示書にあった、「ひが」さんは、当日は、来ない。秋山さんが、来てい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東和からの同僚</text:p>
          </table:table-cell>
          <table:table-cell table:style-name="表11.C2" office:value-type="string">
            <text:list xml:id="list7217818807871739623" text:style-name="L153">
              <text:list-item>
                <text:p text:style-name="P169">「中根」氏。藤沢在住。親元にいる。東和の前は、介護職に就いていた。５年ほど。老人ホームでの介護、訪問、共に経験。「下の世話」まで。</text:p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9">9</text:p>
          </table:table-cell>
          <table:table-cell table:style-name="表11.B2" office:value-type="string">
            <text:p text:style-name="P9">現場見取り図</text:p>
          </table:table-cell>
          <table:table-cell table:style-name="表11.C2" office:value-type="string">
            <text:p text:style-name="P9"/>
          </table:table-cell>
        </table:table-row>
        <table:table-row>
          <table:table-cell table:style-name="表11.A2" office:value-type="float" office:value="10">
            <text:p text:style-name="P9">10</text:p>
          </table:table-cell>
          <table:table-cell table:style-name="表11.B2" office:value-type="string">
            <text:p text:style-name="P10">段取り</text:p>
          </table:table-cell>
          <table:table-cell table:style-name="表11.C2" office:value-type="string">
            <text:list xml:id="list3957200740473100262" text:style-name="L154">
              <text:list-item>
                <text:p text:style-name="P170">まず、柱を入れる。対象区画の、真ん中に位置する柱から。壁、柱。２回<text:soft-page-break/>目で、スラブを上げ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行き帰りでの出来事、見聞</text:p>
          </table:table-cell>
          <table:table-cell table:style-name="表11.C2" office:value-type="string">
            <text:list xml:id="list7870664319990847794" text:style-name="L155">
              <text:list-item>
                <text:p text:style-name="P171">宮前平公園。帰りがけ。この時だったか、運動場の端、北側の出入り口の通路に差し掛かるとき、背中に、ボールが当たる。物置小屋の前に居並んでいた婦人たちが、「キャー」と、声を上げる。直後に、ボン、と当たる。女児だったか、一人、駆け寄ってくる。私には何も声を発しない。ボールを取って、また戻る。ボールを手に取るあたりから、わたしは、また歩き始め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周囲の事物</text:p>
          </table:table-cell>
          <table:table-cell table:style-name="表11.C2" office:value-type="string">
            <text:list xml:id="list5588741501906480957" text:style-name="L156">
              <text:list-item>
                <text:p text:style-name="P172">富士山が、大きく見える。遠くに、海が見える。辻堂の時に似ている。１戸建ての家がずっと続いている。遠く、海の方向に、マンションが幾棟か。</text:p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9">11</text:p>
          </table:table-cell>
          <table:table-cell table:style-name="表11.B2" office:value-type="string">
            <text:p text:style-name="P10">その他</text:p>
          </table:table-cell>
          <table:table-cell table:style-name="表11.C2" office:value-type="string">
            <text:list xml:id="list812311514638318867" text:style-name="L157">
              <text:list-item>
                <text:p text:style-name="P173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9">12</text:p>
          </table:table-cell>
          <table:table-cell table:style-name="表11.B2" office:value-type="string">
            <text:p text:style-name="P10">やってもらったこと</text:p>
          </table:table-cell>
          <table:table-cell table:style-name="表11.C2" office:value-type="string">
            <text:list xml:id="list3366965592114391274" text:style-name="L158">
              <text:list-item>
                <text:p text:style-name="P174">中根氏。日報のサイン、引き受けてもらった。</text:p>
              </text:list-item>
              <text:list-item>
                <text:p text:style-name="P174">電気担当の人。秋山さん。朝礼の後、設備の人に、引き合わせてくれた。</text:p>
                <text:list>
                  <text:list-item>
                    <text:p text:style-name="P174">設備の人は、小柄。３０半ばか。丸顔。目が細い。体格は、ふっくらとしている。朝礼時、同僚の人達と、談笑している。</text:p>
                  </text:list-item>
                </text:list>
              </text:list-item>
              <text:list-item>
                <text:p text:style-name="P174">朝、入場時。ゲートを入ってすぐ、右脇。長椅子を一つ据えた、小さな一画。そこで、人が１人、カップ麺か、食べている。警備の服装。詰所の場所を聞く。「右行って、右」と、教えてくれ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危険予知、危険感知</text:p>
          </table:table-cell>
          <table:table-cell table:style-name="表11.C2" office:value-type="string">
            <text:list xml:id="list7430609172536186979" text:style-name="L159">
              <text:list-item>
                <text:p text:style-name="P175">ロングスパンの、扉の開閉時。格子の間に指を挟む危険、変わりなくあり。</text:p>
              </text:list-item>
              <text:list-item>
                <text:p text:style-name="P175">ダメ穴の開口部。今回も、板は置かれている。固定はされていない。踏み抜け、ありうる。</text:p>
              </text:list-item>
            </text:list>
          </table:table-cell>
        </table:table-row>
      </table:table>
      <text:p text:style-name="P13"/>
      <text:p text:style-name="P4">[/ XXXX] 20200325_140818</text:p>
      <text:p text:style-name="P13"/>
      <text:p text:style-name="P8"/>
      <text:p text:style-name="P2">---------------------------------------------------------------</text:p>
      <text:p text:style-name="P4">[XXX] 20200329_171641</text:p>
      <text:p text:style-name="P13"/>
      <text:p text:style-name="P3"><text:span text:style-name="T3">作業日：03</text:span><text:span text:style-name="T4">/29 sa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9">1</text:p>
          </table:table-cell>
          <table:table-cell table:style-name="表12.B1" office:value-type="string">
            <text:p text:style-name="P9">現場</text:p>
          </table:table-cell>
          <table:table-cell table:style-name="表12.C1" office:value-type="string">
            <text:p text:style-name="P10">豊島区高田１丁目計画</text:p>
          </table:table-cell>
        </table:table-row>
        <table:table-row>
          <table:table-cell table:style-name="表12.A2" office:value-type="float" office:value="2">
            <text:p text:style-name="P9">2</text:p>
          </table:table-cell>
          <table:table-cell table:style-name="表12.B2" office:value-type="string">
            <text:p text:style-name="P9">天気</text:p>
          </table:table-cell>
          <table:table-cell table:style-name="表12.C2" office:value-type="string">
            <text:p text:style-name="P10">晴れ</text:p>
          </table:table-cell>
        </table:table-row>
        <table:table-row>
          <table:table-cell table:style-name="表12.A2" office:value-type="float" office:value="3">
            <text:p text:style-name="P9">3</text:p>
          </table:table-cell>
          <table:table-cell table:style-name="表12.B2" office:value-type="string">
            <text:p text:style-name="P9">最寄り</text:p>
          </table:table-cell>
          <table:table-cell table:style-name="表12.C2" office:value-type="string">
            <text:p text:style-name="P10">早稲田駅（東西線）</text:p>
          </table:table-cell>
        </table:table-row>
        <table:table-row>
          <table:table-cell table:style-name="表12.B2" office:value-type="string">
            <text:p text:style-name="P9">3-2</text:p>
            <text:p text:style-name="P9"/>
          </table:table-cell>
          <table:table-cell table:style-name="表12.B2" office:value-type="string">
            <text:p text:style-name="P10">開始／終了時刻</text:p>
          </table:table-cell>
          <table:table-cell table:style-name="表12.C2" office:value-type="string">
            <text:list xml:id="list211740329648467513" text:style-name="L160">
              <text:list-item>
                <text:p text:style-name="P176">開始　：　９時半ぐらい</text:p>
              </text:list-item>
              <text:list-item>
                <text:p text:style-name="P176">詰所到着　：　１４：４０ぐらい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9">4</text:p>
          </table:table-cell>
          <table:table-cell table:style-name="表12.B2" office:value-type="string">
            <text:p text:style-name="P9">他職：ポンプ</text:p>
          </table:table-cell>
          <table:table-cell table:style-name="表12.C2" office:value-type="string">
            <text:list xml:id="list3838150973026925416" text:style-name="L161">
              <text:list-item>
                <text:p text:style-name="P177">洋輔圧送</text:p>
              </text:list-item>
              <text:list-item>
                <text:p text:style-name="P177">３人。共に、４０前半か。</text:p>
              </text:list-item>
              <text:list-item>
                <text:p text:style-name="P177"><text:soft-page-break/>ホース口担当の人。髪の毛が、縮れている。</text:p>
              </text:list-item>
              <text:list-item>
                <text:p text:style-name="P177">ホースの引き回し担当の人。丸顔。よく笑顔になる。目尻に、シワが４・５本浮き出る、笑うとき。</text:p>
              </text:list-item>
              <text:list-item>
                <text:p text:style-name="P177">３人目、リモコン担当。始めの頃。ホースの動きにつれて、鉄筋が前後に揺れる。段差の内側。そのために、動く鉄筋に押されて、１００パイか、ボイドも揺れてしまう。この３人目の人に声を掛ける。ホースを、ポンプ屋さんが持ってきている、小さな台に、載せてくれないかと、尋ねる。ホースの位置を変えることで、対応してくれ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9">5</text:p>
          </table:table-cell>
          <table:table-cell table:style-name="表12.B2" office:value-type="string">
            <text:p text:style-name="P9">他職：土工さん</text:p>
          </table:table-cell>
          <table:table-cell table:style-name="表12.C2" office:value-type="string">
            <text:list xml:id="list159668713869428343" text:style-name="L162">
              <text:list-item>
                <text:p text:style-name="P178">石渡工務店</text:p>
              </text:list-item>
              <text:list-item>
                <text:p text:style-name="P178">バイブ担当のうちの、一人。口ひげあり。朝、朝礼前。私が荷物を置いた場所の近くに、入ってくる。「あったかいねぇ」だったか、声をかけてくれる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9">6</text:p>
          </table:table-cell>
          <table:table-cell table:style-name="表12.B2" office:value-type="string">
            <text:p text:style-name="P9">他職：電気屋さんの相番の人</text:p>
          </table:table-cell>
          <table:table-cell table:style-name="表12.C2" office:value-type="string">
            <text:list xml:id="list803059323390709415" text:style-name="L163">
              <text:list-item>
                <text:p text:style-name="P179">？６０ぐらいか。白髪あり。メガネあり。吹き出しの左角、スラブと同じ高さに、ドレインの造作がある。これが、傾いている。ポンプ屋さんの、リモコン担当の人が、この相番の人に知らせる。この人は、私に、ノコギリ持ってる？と訊いてくる。わずかに、私はムッとする。ないですよ、と返事する。この人は、足場階段から、下へ降りていく。しばらくして、気づくと、その人が、バイブはスラブへ置いて、ドレインの造作を、細工している。</text:p>
              </text:list-item>
            </text:list>
          </table:table-cell>
        </table:table-row>
        <table:table-row>
          <table:table-cell table:style-name="表12.B2" office:value-type="string">
            <text:p text:style-name="P9">6--2</text:p>
          </table:table-cell>
          <table:table-cell table:style-name="表12.B2" office:value-type="string">
            <text:p text:style-name="P9">他職：<text:span text:style-name="T2">警備</text:span></text:p>
          </table:table-cell>
          <table:table-cell table:style-name="表12.C2" office:value-type="string">
            <text:list xml:id="list3018278805343614704" text:style-name="L164">
              <text:list-item>
                <text:p text:style-name="P180"/>
              </text:list-item>
            </text:list>
          </table:table-cell>
        </table:table-row>
        <table:table-row>
          <table:table-cell table:style-name="表12.B2" office:value-type="string">
            <text:p text:style-name="P9"/>
          </table:table-cell>
          <table:table-cell table:style-name="表12.B2" office:value-type="string">
            <text:p text:style-name="P9">他職：<text:span text:style-name="T2">土間屋さん</text:span></text:p>
          </table:table-cell>
          <table:table-cell table:style-name="表12.C2" office:value-type="string">
            <text:list xml:id="list8234947546890192373" text:style-name="L165">
              <text:list-item>
                <text:p text:style-name="P181">コンクリート工事</text:p>
              </text:list-item>
            </text:list>
          </table:table-cell>
        </table:table-row>
        <table:table-row>
          <table:table-cell table:style-name="表12.B2" office:value-type="string">
            <text:p text:style-name="P9"/>
          </table:table-cell>
          <table:table-cell table:style-name="表12.B2" office:value-type="string">
            <text:p text:style-name="P9">他職：<text:span text:style-name="T2">大工さん</text:span></text:p>
          </table:table-cell>
          <table:table-cell table:style-name="表12.C2" office:value-type="string">
            <text:list xml:id="list2670146039380124978" text:style-name="L166">
              <text:list-item>
                <text:p text:style-name="P182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9">7</text:p>
          </table:table-cell>
          <table:table-cell table:style-name="表12.B2" office:value-type="string">
            <text:p text:style-name="P9">監督さん</text:p>
          </table:table-cell>
          <table:table-cell table:style-name="表12.C2" office:value-type="string">
            <text:list xml:id="list3743313978635227914" text:style-name="L167">
              <text:list-item>
                <text:p text:style-name="P183">１人。年配の人。６０半ばか。</text:p>
              </text:list-item>
              <text:list-item>
                <text:p text:style-name="P183">午前中、スラブ上にて、私と、電気屋さんの相番の人に。「KY、あとで頼む」と言ってくる。最終、私は、KYを書いていない。上がり際、監督さんに、進捗の写真を取る手伝いを頼まれる。ボードを持つ係。その後、「KYはどうしましょうか？」とは聞かずに、そのまま、足場階段を降りた。心が残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9">8</text:p>
          </table:table-cell>
          <table:table-cell table:style-name="表12.B2" office:value-type="string">
            <text:p text:style-name="P9">発注者の方</text:p>
          </table:table-cell>
          <table:table-cell table:style-name="表12.C2" office:value-type="string">
            <text:list xml:id="list2114465769185506910" text:style-name="L168">
              <text:list-item>
                <text:p text:style-name="P184">佐藤工業、あいはら様。電話の応対、丁寧にしてくださる。</text:p>
              </text:list-item>
              <text:list-item>
                <text:p text:style-name="P184">終了の連絡時、私が、「時間が早いのですが...」と切り出すと、「いいですよ、そのまま上がってしまって」と、言ってくださる。「また、ご用命ぐださい！」と、発する。</text:p>
              </text:list-item>
            </text:list>
          </table:table-cell>
        </table:table-row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東和からの同僚</text:p>
          </table:table-cell>
          <table:table-cell table:style-name="表12.C2" office:value-type="string">
            <text:list xml:id="list8426099341080213273" text:style-name="L169">
              <text:list-item>
                <text:p text:style-name="P185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9">9</text:p>
          </table:table-cell>
          <table:table-cell table:style-name="表12.B2" office:value-type="string">
            <text:p text:style-name="P9">現場見取り図</text:p>
          </table:table-cell>
          <table:table-cell table:style-name="表12.C2" office:value-type="string">
            <text:p text:style-name="P9"/>
          </table:table-cell>
        </table:table-row>
        <table:table-row>
          <table:table-cell table:style-name="表12.A2" office:value-type="float" office:value="10">
            <text:p text:style-name="P9">10</text:p>
          </table:table-cell>
          <table:table-cell table:style-name="表12.B2" office:value-type="string">
            <text:p text:style-name="P10">段取り</text:p>
          </table:table-cell>
          <table:table-cell table:style-name="表12.C2" office:value-type="string">
            <text:list xml:id="list3815410944259275679" text:style-name="L170">
              <text:list-item>
                <text:p text:style-name="P186">柱、壁。すべてを、先に入れる。階段脇の柱、１本。ここは、スラブ上げの前に、２回にわたり、打った。</text:p>
              </text:list-item>
            </text:list>
          </table:table-cell>
        </table:table-row>
        <text:soft-page-break/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行き帰りでの出来事、見聞</text:p>
          </table:table-cell>
          <table:table-cell table:style-name="表12.C2" office:value-type="string">
            <text:list xml:id="list5415361123056386991" text:style-name="L171">
              <text:list-item>
                <text:p text:style-name="P187">田園都市線。九段下から。その間のどこかは不詳だが、隣の人に、寄りかかりそうになった。２回。詫びる。</text:p>
              </text:list-item>
            </text:list>
          </table:table-cell>
        </table:table-row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周囲の事物</text:p>
          </table:table-cell>
          <table:table-cell table:style-name="表12.C2" office:value-type="string">
            <text:list xml:id="list5623436025237185450" text:style-name="L172">
              <text:list-item>
                <text:p text:style-name="P188">ビルが多数。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9">11</text:p>
          </table:table-cell>
          <table:table-cell table:style-name="表12.B2" office:value-type="string">
            <text:p text:style-name="P10">その他</text:p>
          </table:table-cell>
          <table:table-cell table:style-name="表12.C2" office:value-type="string">
            <text:list xml:id="list4371202483783024936" text:style-name="L173">
              <text:list-item>
                <text:p text:style-name="P189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9">12</text:p>
          </table:table-cell>
          <table:table-cell table:style-name="表12.B2" office:value-type="string">
            <text:p text:style-name="P10">やってもらったこと</text:p>
          </table:table-cell>
          <table:table-cell table:style-name="表12.C2" office:value-type="string">
            <text:list xml:id="list3740239656306697400" text:style-name="L174">
              <text:list-item>
                <text:p text:style-name="P190"/>
              </text:list-item>
            </text:list>
          </table:table-cell>
        </table:table-row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危険予知、危険感知</text:p>
          </table:table-cell>
          <table:table-cell table:style-name="表12.C2" office:value-type="string">
            <text:list xml:id="list6087107815216043126" text:style-name="L175">
              <text:list-item>
                <text:p text:style-name="P191">エレベータの壁の打設。エレベータ本体用の空間には、その天面に、柵なり、板なりは、渡していない。危険を感じた。安全帯のフックを出して、吹き出しの脇の鉄筋に、掛ける。</text:p>
              </text:list-item>
            </text:list>
          </table:table-cell>
        </table:table-row>
      </table:table>
      <text:p text:style-name="P13"/>
      <text:p text:style-name="P4">[/ XXXX] 20200329_173344</text:p>
      <text:p text:style-name="P13"/>
      <text:p text:style-name="P8"/>
      <text:p text:style-name="P13"/>
      <text:p text:style-name="P2">---------------------------------------------------------------</text:p>
      <text:p text:style-name="P4">[XXX] 20200405_080211</text:p>
      <text:p text:style-name="P13"/>
      <text:p text:style-name="P3"><text:span text:style-name="T3">作業日：04</text:span><text:span text:style-name="T4">/02 th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9">1</text:p>
          </table:table-cell>
          <table:table-cell table:style-name="表14.B1" office:value-type="string">
            <text:p text:style-name="P9">現場</text:p>
          </table:table-cell>
          <table:table-cell table:style-name="表14.C1" office:value-type="string">
            <text:p text:style-name="P10">こぶしえん新築工事</text:p>
          </table:table-cell>
        </table:table-row>
        <table:table-row>
          <table:table-cell table:style-name="表14.A2" office:value-type="float" office:value="2">
            <text:p text:style-name="P9">2</text:p>
          </table:table-cell>
          <table:table-cell table:style-name="表14.B2" office:value-type="string">
            <text:p text:style-name="P9">天気</text:p>
          </table:table-cell>
          <table:table-cell table:style-name="表14.C2" office:value-type="string">
            <text:p text:style-name="P10">晴れ</text:p>
          </table:table-cell>
        </table:table-row>
        <table:table-row>
          <table:table-cell table:style-name="表14.A2" office:value-type="float" office:value="3">
            <text:p text:style-name="P9">3</text:p>
          </table:table-cell>
          <table:table-cell table:style-name="表14.B2" office:value-type="string">
            <text:p text:style-name="P9">最寄り</text:p>
          </table:table-cell>
          <table:table-cell table:style-name="表14.C2" office:value-type="string">
            <text:p text:style-name="P10">学芸大学</text:p>
          </table:table-cell>
        </table:table-row>
        <table:table-row>
          <table:table-cell table:style-name="表14.B2" office:value-type="string">
            <text:p text:style-name="P9">3-2</text:p>
            <text:p text:style-name="P9"/>
          </table:table-cell>
          <table:table-cell table:style-name="表14.B2" office:value-type="string">
            <text:p text:style-name="P10">開始／終了時刻</text:p>
          </table:table-cell>
          <table:table-cell table:style-name="表14.C2" office:value-type="string">
            <text:list xml:id="list5390814835852130429" text:style-name="L176">
              <text:list-item>
                <text:p text:style-name="P192">開始　９時？</text:p>
              </text:list-item>
              <text:list-item>
                <text:p text:style-name="P192">詰所到着　５時ぐらい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9">4</text:p>
          </table:table-cell>
          <table:table-cell table:style-name="表14.B2" office:value-type="string">
            <text:p text:style-name="P9">他職：ポンプ</text:p>
          </table:table-cell>
          <table:table-cell table:style-name="表14.C2" office:value-type="string">
            <text:list xml:id="list8267271095757562425" text:style-name="L177">
              <text:list-item>
                <text:p text:style-name="P193"/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9">5</text:p>
          </table:table-cell>
          <table:table-cell table:style-name="表14.B2" office:value-type="string">
            <text:p text:style-name="P9">他職：土工さん</text:p>
          </table:table-cell>
          <table:table-cell table:style-name="表14.C2" office:value-type="string">
            <text:list xml:id="list3706060816129514210" text:style-name="L178">
              <text:list-item>
                <text:p text:style-name="P194">前回と同じ。親方さんは、背の高い人。前々回に、いた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9">6</text:p>
          </table:table-cell>
          <table:table-cell table:style-name="表14.B2" office:value-type="string">
            <text:p text:style-name="P9">他職：電気屋さんの<text:soft-page-break/>相番の人</text:p>
          </table:table-cell>
          <table:table-cell table:style-name="表14.C2" office:value-type="string">
            <text:list xml:id="list8823468740084473627" text:style-name="L179">
              <text:list-item>
                <text:p text:style-name="P195">（設備からの人）年配の人。６０半ばか。１７０弱。表情は、裏寂しげ。痩せ気味。</text:p>
              </text:list-item>
            </text:list>
          </table:table-cell>
        </table:table-row>
        <table:table-row>
          <table:table-cell table:style-name="表14.B2" office:value-type="string">
            <text:p text:style-name="P9">6--2</text:p>
          </table:table-cell>
          <table:table-cell table:style-name="表14.B2" office:value-type="string">
            <text:p text:style-name="P9">他職：<text:span text:style-name="T2">警備</text:span></text:p>
          </table:table-cell>
          <table:table-cell table:style-name="表14.C2" office:value-type="string">
            <text:list xml:id="list1455304977247204889" text:style-name="L180">
              <text:list-item>
                <text:p text:style-name="P196">VOLLMONT。顔の四角い人、また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9">7</text:p>
          </table:table-cell>
          <table:table-cell table:style-name="表14.B2" office:value-type="string">
            <text:p text:style-name="P9">監督さん</text:p>
          </table:table-cell>
          <table:table-cell table:style-name="表14.C2" office:value-type="string">
            <text:list xml:id="list6113278296163056521" text:style-name="L181">
              <text:list-item>
                <text:p text:style-name="P197">ガタイのいい人、またいる。表情は、健康そう。マスクはしていない。</text:p>
              </text:list-item>
              <text:list-item>
                <text:p text:style-name="P197">小柄で、声の大きい人。変わらず、声が大きい。午後だったか、電話口で、「何を弱気になってるんだ！」と、相手を叱咤していた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9">8</text:p>
          </table:table-cell>
          <table:table-cell table:style-name="表14.B2" office:value-type="string">
            <text:p text:style-name="P9">発注者の方</text:p>
          </table:table-cell>
          <table:table-cell table:style-name="表14.C2" office:value-type="string">
            <text:list xml:id="list2696017919972680003" text:style-name="L182">
              <text:list-item>
                <text:p text:style-name="P198">長畑さん。サインしてくれた。１７時、１０分前。現場に来てくれる。テクノキャリアの、若い人が、交代で来るから、と知らせてくれる。</text:p>
              </text:list-item>
            </text:list>
          </table:table-cell>
        </table:table-row>
        <table:table-row>
          <table:table-cell table:style-name="表14.A2" office:value-type="float" office:value="10">
            <text:p text:style-name="P9">10</text:p>
          </table:table-cell>
          <table:table-cell table:style-name="表14.B2" office:value-type="string">
            <text:p text:style-name="P10">段取り</text:p>
          </table:table-cell>
          <table:table-cell table:style-name="表14.C2" office:value-type="string">
            <text:list xml:id="list2243212256337448286" text:style-name="L183">
              <text:list-item>
                <text:p text:style-name="P199">吹き出し、数箇所。通路か、細長い区画、１箇所。</text:p>
              </text:list-item>
            </text:list>
          </table:table-cell>
        </table:table-row>
        <table:table-row>
          <table:table-cell table:style-name="表14.A2">
            <text:p text:style-name="P9"/>
          </table:table-cell>
          <table:table-cell table:style-name="表14.B2" office:value-type="string">
            <text:p text:style-name="P10">行き帰りでの出来事、見聞</text:p>
          </table:table-cell>
          <table:table-cell table:style-name="表14.C2" office:value-type="string">
            <text:list xml:id="list3442472770319797209" text:style-name="L184">
              <text:list-item>
                <text:p text:style-name="P200">行き。溝の口で、一旦降りる。その列車は、水天宮方面だと思ったので。降りて、扉は締まり始める。行き先の表示を見る。「大井町」と書いてある。</text:p>
              </text:list-item>
            </text:list>
          </table:table-cell>
        </table:table-row>
        <table:table-row>
          <table:table-cell table:style-name="表14.A2">
            <text:p text:style-name="P9"/>
          </table:table-cell>
          <table:table-cell table:style-name="表14.B2" office:value-type="string">
            <text:p text:style-name="P10">周囲の事物</text:p>
          </table:table-cell>
          <table:table-cell table:style-name="表14.C2" office:value-type="string">
            <text:list xml:id="list2575747730973927673" text:style-name="L185">
              <text:list-item>
                <text:p text:style-name="P201">公衆電話。場所を確認した。郵便局の前に、１台。マップにあった、ローソンは、目で確認した。その先に、また１台、あると、マップには示されている。</text:p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9">11</text:p>
          </table:table-cell>
          <table:table-cell table:style-name="表14.B2" office:value-type="string">
            <text:p text:style-name="P10">その他</text:p>
          </table:table-cell>
          <table:table-cell table:style-name="表14.C2" office:value-type="string">
            <text:list xml:id="list4115953427425131190" text:style-name="L186">
              <text:list-item>
                <text:p text:style-name="P202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9">12</text:p>
          </table:table-cell>
          <table:table-cell table:style-name="表14.B2" office:value-type="string">
            <text:p text:style-name="P10">やってもらったこと</text:p>
          </table:table-cell>
          <table:table-cell table:style-name="表14.C2" office:value-type="string">
            <text:list xml:id="list3597346641578434621" text:style-name="L187">
              <text:list-item>
                <text:p text:style-name="P203">長畑さんに、サインしてもらう</text:p>
              </text:list-item>
              <text:list-item>
                <text:p text:style-name="P203">田口さん（扶桑電機）に、朝、朝礼のあと、現場までの道のりを、先導してもらう。</text:p>
              </text:list-item>
            </text:list>
          </table:table-cell>
        </table:table-row>
        <table:table-row>
          <table:table-cell table:style-name="表14.A2">
            <text:p text:style-name="P9"/>
          </table:table-cell>
          <table:table-cell table:style-name="表14.B2" office:value-type="string">
            <text:p text:style-name="P10">危険予知、危険感知</text:p>
          </table:table-cell>
          <table:table-cell table:style-name="表14.C2" office:value-type="string">
            <text:list xml:id="list194522257586269386" text:style-name="L188">
              <text:list-item>
                <text:p text:style-name="P204">コンクリホースに、足が下敷きされた。ホースを引き回す時に、足が下敷きになる。</text:p>
              </text:list-item>
            </text:list>
          </table:table-cell>
        </table:table-row>
      </table:table>
      <text:p text:style-name="P13"/>
      <text:p text:style-name="P4">[/ XXXX] 20200405_081406</text:p>
      <text:p text:style-name="P13"/>
      <text:p text:style-name="P8"/>
      <text:p text:style-name="P13"/>
      <text:p text:style-name="P2">---------------------------------------------------------------</text:p>
      <text:p text:style-name="P4">[XXX] 20200429_152039</text:p>
      <text:p text:style-name="P13"/>
      <text:p text:style-name="P3"><text:span text:style-name="T3">作業日：04</text:span><text:span text:style-name="T4">/24 f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9">1</text:p>
          </table:table-cell>
          <table:table-cell table:style-name="表15.B1" office:value-type="string">
            <text:p text:style-name="P9">現場</text:p>
          </table:table-cell>
          <table:table-cell table:style-name="表15.C1" office:value-type="string">
            <text:p text:style-name="P10">新高円寺プロジェクト</text:p>
          </table:table-cell>
        </table:table-row>
        <table:table-row>
          <table:table-cell table:style-name="表15.A2" office:value-type="float" office:value="2">
            <text:p text:style-name="P9">2</text:p>
          </table:table-cell>
          <table:table-cell table:style-name="表15.B2" office:value-type="string">
            <text:p text:style-name="P9">天気</text:p>
          </table:table-cell>
          <table:table-cell table:style-name="表15.C2" office:value-type="string">
            <text:p text:style-name="P10">晴れ。雲あり。</text:p>
          </table:table-cell>
        </table:table-row>
        <table:table-row>
          <table:table-cell table:style-name="表15.A2" office:value-type="float" office:value="3">
            <text:p text:style-name="P9">3</text:p>
          </table:table-cell>
          <table:table-cell table:style-name="表15.B2" office:value-type="string">
            <text:p text:style-name="P9">最寄り</text:p>
          </table:table-cell>
          <table:table-cell table:style-name="表15.C2" office:value-type="string">
            <text:p text:style-name="P10">新高円寺駅</text:p>
          </table:table-cell>
        </table:table-row>
        <text:soft-page-break/>
        <table:table-row>
          <table:table-cell table:style-name="表15.B2" office:value-type="string">
            <text:p text:style-name="P9">3-2</text:p>
            <text:p text:style-name="P9"/>
          </table:table-cell>
          <table:table-cell table:style-name="表15.B2" office:value-type="string">
            <text:p text:style-name="P10">開始／終了時刻</text:p>
          </table:table-cell>
          <table:table-cell table:style-name="表15.C2" office:value-type="string">
            <text:list xml:id="list5882310569331569390" text:style-name="L189">
              <text:list-item>
                <text:p text:style-name="P205">開始：９時半ぐらい</text:p>
              </text:list-item>
              <text:list-item>
                <text:p text:style-name="P205">詰所到着： 14:45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9">4</text:p>
          </table:table-cell>
          <table:table-cell table:style-name="表15.B2" office:value-type="string">
            <text:p text:style-name="P9">他職：ポンプ</text:p>
          </table:table-cell>
          <table:table-cell table:style-name="表15.C2" office:value-type="string">
            <text:list xml:id="list7409061125083687636" text:style-name="L190">
              <text:list-item>
                <text:p text:style-name="P206">３人。一人は、ベトナムの人か。１６５ぐらい。こぶとり。顔の輪郭は、まるっこい。表情は、いかつい。浅黒の肌。</text:p>
              </text:list-item>
              <text:list-item>
                <text:p text:style-name="P206">もう一人、ホース口、そして引き回しも担当の人。日本人。小柄。６５ぐらいか。顔にシワ。身のこなしは、軽い。</text:p>
              </text:list-item>
              <text:list-item>
                <text:p text:style-name="P206">３人目。以前に見たことがある。１７０少し。大柄。腹が出ている。ベトナムの人も、同じ。こちらの人は、出張った部分が、下にたるんでいる。</text:p>
                <text:list>
                  <text:list-item>
                    <text:p text:style-name="P206">ロングで、降りるときに、一緒になる。ポンプの人たち３人と。この親方さんが、年配の小柄な人に、救急車が通りかかったとき、「迎えに来たよ」と、言葉を投げる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9">5</text:p>
          </table:table-cell>
          <table:table-cell table:style-name="表15.B2" office:value-type="string">
            <text:p text:style-name="P9">他職：土工さん</text:p>
          </table:table-cell>
          <table:table-cell table:style-name="表15.C2" office:value-type="string">
            <text:list xml:id="list8216515448551825721" text:style-name="L191">
              <text:list-item>
                <text:p text:style-name="P207">以前に会ったことのある人たち。</text:p>
              </text:list-item>
              <text:list-item>
                <text:p text:style-name="P207">親方さんは、背の高い人。１７５少しか。やせ型。顔立ちは、３０半ばぐらい。打設開始前、スラブ上にて、私に、ガムテープを持っているか、尋ねる。もっていたので、渡す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9">6</text:p>
          </table:table-cell>
          <table:table-cell table:style-name="表15.B2" office:value-type="string">
            <text:p text:style-name="P9">他職：電気屋さんの相番の人</text:p>
          </table:table-cell>
          <table:table-cell table:style-name="表15.C2" office:value-type="string">
            <text:list xml:id="list790381258019102717" text:style-name="L192">
              <text:list-item>
                <text:p text:style-name="P208"/>
              </text:list-item>
            </text:list>
          </table:table-cell>
        </table:table-row>
        <table:table-row>
          <table:table-cell table:style-name="表15.B2" office:value-type="string">
            <text:p text:style-name="P9">6--2</text:p>
          </table:table-cell>
          <table:table-cell table:style-name="表15.B2" office:value-type="string">
            <text:p text:style-name="P9">他職：<text:span text:style-name="T2">警備</text:span></text:p>
          </table:table-cell>
          <table:table-cell table:style-name="表15.C2" office:value-type="string">
            <text:list xml:id="list9206107721556357459" text:style-name="L193">
              <text:list-item>
                <text:p text:style-name="P209"/>
              </text:list-item>
            </text:list>
          </table:table-cell>
        </table:table-row>
        <table:table-row>
          <table:table-cell table:style-name="表15.B2" office:value-type="string">
            <text:p text:style-name="P9"/>
          </table:table-cell>
          <table:table-cell table:style-name="表15.B2" office:value-type="string">
            <text:p text:style-name="P9">他職：<text:span text:style-name="T2">土間屋さん</text:span></text:p>
          </table:table-cell>
          <table:table-cell table:style-name="表15.C2" office:value-type="string">
            <text:list xml:id="list8012089720412948945" text:style-name="L194">
              <text:list-item>
                <text:p text:style-name="P210"/>
              </text:list-item>
            </text:list>
          </table:table-cell>
        </table:table-row>
        <table:table-row>
          <table:table-cell table:style-name="表15.B2" office:value-type="string">
            <text:p text:style-name="P9"/>
          </table:table-cell>
          <table:table-cell table:style-name="表15.B2" office:value-type="string">
            <text:p text:style-name="P9">他職：<text:span text:style-name="T2">大工さん</text:span></text:p>
          </table:table-cell>
          <table:table-cell table:style-name="表15.C2" office:value-type="string">
            <text:list xml:id="list1129579051618513506" text:style-name="L195">
              <text:list-item>
                <text:p text:style-name="P211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9">7</text:p>
          </table:table-cell>
          <table:table-cell table:style-name="表15.B2" office:value-type="string">
            <text:p text:style-name="P9">監督さん</text:p>
          </table:table-cell>
          <table:table-cell table:style-name="表15.C2" office:value-type="string">
            <text:list xml:id="list8928868157469371392" text:style-name="L196">
              <text:list-item>
                <text:p text:style-name="P212"/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9">8</text:p>
          </table:table-cell>
          <table:table-cell table:style-name="表15.B2" office:value-type="string">
            <text:p text:style-name="P9">発注者の方</text:p>
          </table:table-cell>
          <table:table-cell table:style-name="表15.C2" office:value-type="string">
            <text:list xml:id="list3707662544779794366" text:style-name="L197">
              <text:list-item>
                <text:p text:style-name="P213">サインをもらったのは、ホクシンの、ある一人の方。１６５ぐらい。顔つきに、脳発達の、非標準さを感じる。</text:p>
                <text:list>
                  <text:list-item>
                    <text:p text:style-name="P213">設備の資材置き場に、その人はいた。サインをお願いできますか、と尋ねる。よい、とのこと。「いま、用意します」とか、わたしは、口にしたか。詰所（隣の区画）に戻り、日報の袋を取り出す。記載を確認する。振り返ると、区画の反対側に、その人はもう来ていて、私を待っている。近づいて、日報を渡す。</text:p>
                  </text:list-item>
                </text:list>
              </text:list-item>
            </text:list>
          </table:table-cell>
        </table:table-row>
        <table:table-row>
          <table:table-cell table:style-name="表15.A2">
            <text:p text:style-name="P9"/>
          </table:table-cell>
          <table:table-cell table:style-name="表15.B2" office:value-type="string">
            <text:p text:style-name="P10">東和からの同僚</text:p>
          </table:table-cell>
          <table:table-cell table:style-name="表15.C2" office:value-type="string">
            <text:list xml:id="list2458351262168624250" text:style-name="L198">
              <text:list-item>
                <text:p text:style-name="P214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9">9</text:p>
          </table:table-cell>
          <table:table-cell table:style-name="表15.B2" office:value-type="string">
            <text:p text:style-name="P9">現場見<text:soft-page-break/>取り図</text:p>
          </table:table-cell>
          <table:table-cell table:style-name="表15.C2" office:value-type="string">
            <text:p text:style-name="P9"/>
          </table:table-cell>
        </table:table-row>
        <table:table-row>
          <table:table-cell table:style-name="表15.A2" office:value-type="float" office:value="10">
            <text:p text:style-name="P9">10</text:p>
          </table:table-cell>
          <table:table-cell table:style-name="表15.B2" office:value-type="string">
            <text:p text:style-name="P10">段取り</text:p>
          </table:table-cell>
          <table:table-cell table:style-name="表15.C2" office:value-type="string">
            <text:list xml:id="list7030306850557795378" text:style-name="L199">
              <text:list-item>
                <text:p text:style-name="P215"/>
              </text:list-item>
            </text:list>
          </table:table-cell>
        </table:table-row>
        <table:table-row>
          <table:table-cell table:style-name="表15.A2">
            <text:p text:style-name="P9"/>
          </table:table-cell>
          <table:table-cell table:style-name="表15.B2" office:value-type="string">
            <text:p text:style-name="P10">行き帰りでの出来事、見聞</text:p>
          </table:table-cell>
          <table:table-cell table:style-name="表15.C2" office:value-type="string">
            <text:list xml:id="list2333750111712619980" text:style-name="L200">
              <text:list-item>
                <text:p text:style-name="P216"/>
              </text:list-item>
            </text:list>
          </table:table-cell>
        </table:table-row>
        <table:table-row>
          <table:table-cell table:style-name="表15.A2">
            <text:p text:style-name="P9"/>
          </table:table-cell>
          <table:table-cell table:style-name="表15.B2" office:value-type="string">
            <text:p text:style-name="P10">周囲の事物</text:p>
          </table:table-cell>
          <table:table-cell table:style-name="表15.C2" office:value-type="string">
            <text:list xml:id="list6795478676996563485" text:style-name="L201">
              <text:list-item>
                <text:p text:style-name="P217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9">11</text:p>
          </table:table-cell>
          <table:table-cell table:style-name="表15.B2" office:value-type="string">
            <text:p text:style-name="P10">その他</text:p>
          </table:table-cell>
          <table:table-cell table:style-name="表15.C2" office:value-type="string">
            <text:list xml:id="list314049138612756859" text:style-name="L202">
              <text:list-item>
                <text:p text:style-name="P218">朝、現場に入る。まもなく、作業者らしい人が、一人入ってくる。「ポンプ屋でーす」と言う。トイレはどこか、と私に尋ねる。伝える。</text:p>
              </text:list-item>
              <text:list-item>
                <text:p text:style-name="P218">トイレは、水の流しハンドルが、通常と違っている。下がっているハンドルを回転させる。しかし、水量に変化は起きない。水は、弱く流れ続けている。</text:p>
              </text:list-item>
              <text:list-item>
                <text:p text:style-name="P218">朝礼はなし。職長さんたちのみ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9">12</text:p>
          </table:table-cell>
          <table:table-cell table:style-name="表15.B2" office:value-type="string">
            <text:p text:style-name="P10">やってもらったこと</text:p>
          </table:table-cell>
          <table:table-cell table:style-name="表15.C2" office:value-type="string">
            <text:list xml:id="list5894727743129347782" text:style-name="L203">
              <text:list-item>
                <text:p text:style-name="P219">打設終盤。最後に、ミキサー待ちに入る。すると、土工の親方さんが、もういいですよ、と言ってくれる。</text:p>
              </text:list-item>
            </text:list>
          </table:table-cell>
        </table:table-row>
        <table:table-row>
          <table:table-cell table:style-name="表15.A2">
            <text:p text:style-name="P9"/>
          </table:table-cell>
          <table:table-cell table:style-name="表15.B2" office:value-type="string">
            <text:p text:style-name="P10">危険予知、危険感知</text:p>
          </table:table-cell>
          <table:table-cell table:style-name="表15.C2" office:value-type="string">
            <text:list xml:id="list8436480583475009129" text:style-name="L204">
              <text:list-item>
                <text:p text:style-name="P220">トイレ。扉の前に、ブロックの塊が置かれている。１０ｃｍ少しの幅の、立方体。地面の上にある。地面は、起伏あり。ゆえに、そのブロックは、ぐらついている。</text:p>
              </text:list-item>
            </text:list>
          </table:table-cell>
        </table:table-row>
      </table:table>
      <text:p text:style-name="P13"/>
      <text:p text:style-name="P4">[/ XXXX] 20200429_153354</text:p>
      <text:p text:style-name="P13"/>
      <text:p text:style-name="P8"/>
      <text:p text:style-name="P2">---------------------------------------------------------------</text:p>
      <text:p text:style-name="P4">[XXX] <text:span text:style-name="T9">20200603_171930</text:span></text:p>
      <text:p text:style-name="P13"/>
      <text:p text:style-name="P3"><text:span text:style-name="T3">作業日：6</text:span><text:span text:style-name="T4">/2 </text:span><text:span text:style-name="T5">tu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9">1</text:p>
          </table:table-cell>
          <table:table-cell table:style-name="表16.B1" office:value-type="string">
            <text:p text:style-name="P9">現場</text:p>
          </table:table-cell>
          <table:table-cell table:style-name="表16.C1" office:value-type="string">
            <text:p text:style-name="P10">アビティ宮前平</text:p>
          </table:table-cell>
        </table:table-row>
        <table:table-row>
          <table:table-cell table:style-name="表16.A2" office:value-type="float" office:value="2">
            <text:p text:style-name="P9">2</text:p>
          </table:table-cell>
          <table:table-cell table:style-name="表16.B2" office:value-type="string">
            <text:p text:style-name="P9">天気</text:p>
          </table:table-cell>
          <table:table-cell table:style-name="表16.C2" office:value-type="string">
            <text:p text:style-name="P10">曇り、時々晴れ。</text:p>
          </table:table-cell>
        </table:table-row>
        <table:table-row>
          <table:table-cell table:style-name="表16.A2" office:value-type="float" office:value="3">
            <text:p text:style-name="P9">3</text:p>
          </table:table-cell>
          <table:table-cell table:style-name="表16.B2" office:value-type="string">
            <text:p text:style-name="P9">最寄り</text:p>
          </table:table-cell>
          <table:table-cell table:style-name="表16.C2" office:value-type="string">
            <text:p text:style-name="P10">宮前平駅</text:p>
          </table:table-cell>
        </table:table-row>
        <table:table-row>
          <table:table-cell table:style-name="表16.B2" office:value-type="string">
            <text:p text:style-name="P9">3-2</text:p>
            <text:p text:style-name="P9"/>
          </table:table-cell>
          <table:table-cell table:style-name="表16.B2" office:value-type="string">
            <text:p text:style-name="P10">開始／終了時刻</text:p>
          </table:table-cell>
          <table:table-cell table:style-name="表16.C2" office:value-type="string">
            <text:list xml:id="list6400593915316494482" text:style-name="L205">
              <text:list-item>
                <text:p text:style-name="P221">開始　=&gt;　９：１５？</text:p>
              </text:list-item>
              <text:list-item>
                <text:p text:style-name="P221">詰所到着　=&gt;　１５：５０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9">4</text:p>
          </table:table-cell>
          <table:table-cell table:style-name="表16.B2" office:value-type="string">
            <text:p text:style-name="P9">他職：ポンプ</text:p>
          </table:table-cell>
          <table:table-cell table:style-name="表16.C2" office:value-type="string">
            <text:list xml:id="list4309315876896549296" text:style-name="L206">
              <text:list-item>
                <text:p text:style-name="P222">“Fujita”</text:p>
              </text:list-item>
              <text:list-item>
                <text:p text:style-name="P222">もう一つのチームの、ホース担当の人。ベトナム人か。若い。見ると、いつも笑顔を見せている。</text:p>
              </text:list-item>
              <text:list-item>
                <text:p text:style-name="P222"><text:soft-page-break/>自分らのチーム。１人だけ。日本人。５０前後か。白髪はなかったか。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9">5</text:p>
          </table:table-cell>
          <table:table-cell table:style-name="表16.B2" office:value-type="string">
            <text:p text:style-name="P9">他職：土工さん</text:p>
          </table:table-cell>
          <table:table-cell table:style-name="表16.C2" office:value-type="string">
            <text:list xml:id="list5974972393052015459" text:style-name="L207">
              <text:list-item>
                <text:p text:style-name="P223">バイブ担当。２人とも、日本時。</text:p>
              </text:list-item>
              <text:list-item>
                <text:p text:style-name="P223">洗いの人、ベトナム人か。目。上まぶたが、外側に向かって、垂れ下がっている。悲しんでいる表情に見える。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9">6</text:p>
          </table:table-cell>
          <table:table-cell table:style-name="表16.B2" office:value-type="string">
            <text:p text:style-name="P9">他職：電気屋さんの相番の人</text:p>
          </table:table-cell>
          <table:table-cell table:style-name="表16.C2" office:value-type="string">
            <text:list xml:id="list822340445528090084" text:style-name="L208">
              <text:list-item>
                <text:p text:style-name="P224">日本人。若い人。目元まで、マスクで覆っている。</text:p>
                <text:list>
                  <text:list-item>
                    <text:p text:style-name="P224">昼休み。スラブから上がるとき、言葉を交わす。目つきが、ぼんやりしている。何か、麻痺しているような表情。</text:p>
                  </text:list-item>
                </text:list>
              </text:list-item>
            </text:list>
          </table:table-cell>
        </table:table-row>
        <table:table-row>
          <table:table-cell table:style-name="表16.B2" office:value-type="string">
            <text:p text:style-name="P9">6--2</text:p>
          </table:table-cell>
          <table:table-cell table:style-name="表16.B2" office:value-type="string">
            <text:p text:style-name="P9">他職：<text:span text:style-name="T2">警備</text:span></text:p>
          </table:table-cell>
          <table:table-cell table:style-name="表16.C2" office:value-type="string">
            <text:list xml:id="list3047693004144483875" text:style-name="L209">
              <text:list-item>
                <text:p text:style-name="P225">総員、４人。１人、ゲート前を担当している人。朝、ポンプ車が到着して、定位置に据える作業が始まった頃。往来する一般の車両。それらを、捌いている。「通行してくれ」というサインを送るとき。通常はこう、という印象のある動作は、手のひらをバタバタさせて、「早く行け」というもの。往来する車両を、邪魔者扱いしている。しかし、この人の仕草は、手の振り方が、ゆっくりなのか、「どうぞお通りください」というメッセージを感じる。</text:p>
              </text:list-item>
            </text:list>
          </table:table-cell>
        </table:table-row>
        <table:table-row>
          <table:table-cell table:style-name="表16.B2" office:value-type="string">
            <text:p text:style-name="P9"/>
          </table:table-cell>
          <table:table-cell table:style-name="表16.B2" office:value-type="string">
            <text:p text:style-name="P9">他職：<text:span text:style-name="T2">土間屋さん</text:span></text:p>
          </table:table-cell>
          <table:table-cell table:style-name="表16.C2" office:value-type="string">
            <text:list xml:id="list8706742241895910750" text:style-name="L210">
              <text:list-item>
                <text:p text:style-name="P226"/>
              </text:list-item>
            </text:list>
          </table:table-cell>
        </table:table-row>
        <table:table-row>
          <table:table-cell table:style-name="表16.B2" office:value-type="string">
            <text:p text:style-name="P9"/>
          </table:table-cell>
          <table:table-cell table:style-name="表16.B2" office:value-type="string">
            <text:p text:style-name="P9">他職：<text:span text:style-name="T2">大工さん</text:span></text:p>
          </table:table-cell>
          <table:table-cell table:style-name="表16.C2" office:value-type="string">
            <text:list xml:id="list9145174413705455333" text:style-name="L211">
              <text:list-item>
                <text:p text:style-name="P227"/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9">7</text:p>
          </table:table-cell>
          <table:table-cell table:style-name="表16.B2" office:value-type="string">
            <text:p text:style-name="P9">監督さん</text:p>
          </table:table-cell>
          <table:table-cell table:style-name="表16.C2" office:value-type="string">
            <text:list xml:id="list8189007984349339857" text:style-name="L212">
              <text:list-item>
                <text:p text:style-name="P228">２人。一人は、若い人。３０前半ぐらいか。結婚指輪が、真新しいものに見える。</text:p>
              </text:list-item>
              <text:list-item>
                <text:p text:style-name="P228">朝礼時の、周知会。発する声が、真が太い。と感じる。言いよどんだり、聞き取りにくい発声、ではない。</text:p>
              </text:list-item>
              <text:list-item>
                <text:p text:style-name="P228">午後２時半すぎだったか、休憩してくれと言われる。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9">8</text:p>
          </table:table-cell>
          <table:table-cell table:style-name="表16.B2" office:value-type="string">
            <text:p text:style-name="P9">発注者の方</text:p>
          </table:table-cell>
          <table:table-cell table:style-name="表16.C2" office:value-type="string">
            <text:list xml:id="list2028156670640495418" text:style-name="L213">
              <text:list-item>
                <text:p text:style-name="P229"/>
              </text:list-item>
            </text:list>
          </table:table-cell>
        </table:table-row>
        <table:table-row>
          <table:table-cell table:style-name="表16.A2">
            <text:p text:style-name="P9"/>
          </table:table-cell>
          <table:table-cell table:style-name="表16.B2" office:value-type="string">
            <text:p text:style-name="P10">東和からの同僚</text:p>
          </table:table-cell>
          <table:table-cell table:style-name="表16.C2" office:value-type="string">
            <text:list xml:id="list3632878506565053712" text:style-name="L214">
              <text:list-item>
                <text:p text:style-name="P230">小林博彰さん。髪の毛。眉の上に、丸く剃り残し。</text:p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9">9</text:p>
          </table:table-cell>
          <table:table-cell table:style-name="表16.B2" office:value-type="string">
            <text:p text:style-name="P9">現場見取り図</text:p>
          </table:table-cell>
          <table:table-cell table:style-name="表16.C2" office:value-type="string">
            <text:p text:style-name="P9"/>
          </table:table-cell>
        </table:table-row>
        <table:table-row>
          <table:table-cell table:style-name="表16.A2" office:value-type="float" office:value="10">
            <text:p text:style-name="P9">10</text:p>
          </table:table-cell>
          <table:table-cell table:style-name="表16.B2" office:value-type="string">
            <text:p text:style-name="P10">段取り</text:p>
          </table:table-cell>
          <table:table-cell table:style-name="表16.C2" office:value-type="string">
            <text:list xml:id="list6306754474430646605" text:style-name="L215">
              <text:list-item>
                <text:p text:style-name="P231">合計、５フェイス。初め、２フェイスを、スラブ下まで。続いて、１フェイスを、スラブ上げ。次に、３フェイス目、下上げ。２フェイス目を、スラブ上げ。以降、同様。</text:p>
              </text:list-item>
            </text:list>
          </table:table-cell>
        </table:table-row>
        <table:table-row>
          <table:table-cell table:style-name="表16.A2">
            <text:p text:style-name="P9"/>
          </table:table-cell>
          <table:table-cell table:style-name="表16.B2" office:value-type="string">
            <text:p text:style-name="P10">行き帰りでの出来事、見聞</text:p>
          </table:table-cell>
          <table:table-cell table:style-name="表16.C2" office:value-type="string">
            <text:list xml:id="list7347487777891914982" text:style-name="L216">
              <text:list-item>
                <text:p text:style-name="P232"/>
              </text:list-item>
            </text:list>
          </table:table-cell>
        </table:table-row>
        <table:table-row>
          <table:table-cell table:style-name="表16.A2">
            <text:p text:style-name="P9"/>
          </table:table-cell>
          <table:table-cell table:style-name="表16.B2" office:value-type="string">
            <text:p text:style-name="P10">周囲の事物</text:p>
          </table:table-cell>
          <table:table-cell table:style-name="表16.C2" office:value-type="string">
            <text:list xml:id="list9029195433600115908" text:style-name="L217">
              <text:list-item>
                <text:p text:style-name="P233">西側。かつての、「ラポール」の建物。屋上に設置してある飾り板。その上に、「ラポール」の文字の跡が見て取れる。</text:p>
              </text:list-item>
            </text:list>
          </table:table-cell>
        </table:table-row>
        <text:soft-page-break/>
        <table:table-row>
          <table:table-cell table:style-name="表16.A2" office:value-type="float" office:value="11">
            <text:p text:style-name="P9">11</text:p>
          </table:table-cell>
          <table:table-cell table:style-name="表16.B2" office:value-type="string">
            <text:p text:style-name="P10">その他</text:p>
          </table:table-cell>
          <table:table-cell table:style-name="表16.C2" office:value-type="string">
            <text:list xml:id="list4382105179455205268" text:style-name="L218">
              <text:list-item>
                <text:p text:style-name="P234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9">12</text:p>
          </table:table-cell>
          <table:table-cell table:style-name="表16.B2" office:value-type="string">
            <text:p text:style-name="P10">やってもらったこと</text:p>
          </table:table-cell>
          <table:table-cell table:style-name="表16.C2" office:value-type="string">
            <text:list xml:id="list7602876200957966625" text:style-name="L219">
              <text:list-item>
                <text:p text:style-name="P235"/>
              </text:list-item>
            </text:list>
          </table:table-cell>
        </table:table-row>
        <table:table-row>
          <table:table-cell table:style-name="表16.A2">
            <text:p text:style-name="P9"/>
          </table:table-cell>
          <table:table-cell table:style-name="表16.B2" office:value-type="string">
            <text:p text:style-name="P10">危険予知、危険感知</text:p>
          </table:table-cell>
          <table:table-cell table:style-name="表16.C2" office:value-type="string">
            <text:list xml:id="list5457784698731210354" text:style-name="L220">
              <text:list-item>
                <text:p text:style-name="P236">ポンプ車の周囲。トイレへ行く際に、ポンプ車のすぐ脇を通った。ドアが半分ほど、開いている。通る際に、中の人がドアを開けると、ドアにぶつかる可能性、ある。</text:p>
              </text:list-item>
            </text:list>
          </table:table-cell>
        </table:table-row>
      </table:table>
      <text:p text:style-name="P13"/>
      <text:p text:style-name="P4">[/ XXXX] 20200603_173909</text:p>
      <text:p text:style-name="P13"/>
      <text:p text:style-name="P8"/>
      <text:p text:style-name="P2">---------------------------------------------------------------</text:p>
      <text:p text:style-name="P4">[XXX] </text:p>
      <text:p text:style-name="P13">myself / towa diary / 20200614_095511</text:p>
      <text:p text:style-name="P13"/>
      <text:p text:style-name="P3"><text:span text:style-name="T3">作業日：</text:span><office:annotation office:name="__Annotation__3709_2121379998"><dc:creator>iwabuchi ken</dc:creator><dc:date>2020-06-14T10:18:56.58</dc:date><text:p text:style-name="P306"><text:span text:style-name="T10">6/11 </text:span><text:span text:style-name="T10">の 분 만 쓴다</text:span></text:p></office:annotation><text:span text:style-name="T3">06</text:span><text:span text:style-name="T4">/11 th (</text:span><text:span text:style-name="T6">06</text:span><text:span text:style-name="T4">/12 f)</text:span><office:annotation-end office:name="__Annotation__3709_2121379998"/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9">1</text:p>
          </table:table-cell>
          <table:table-cell table:style-name="表17.B1" office:value-type="string">
            <text:p text:style-name="P9">現場</text:p>
          </table:table-cell>
          <table:table-cell table:style-name="表17.C1" office:value-type="string">
            <text:p text:style-name="P10"/>
          </table:table-cell>
        </table:table-row>
        <table:table-row>
          <table:table-cell table:style-name="表17.A2" office:value-type="float" office:value="2">
            <text:p text:style-name="P9">2</text:p>
          </table:table-cell>
          <table:table-cell table:style-name="表17.B2" office:value-type="string">
            <text:p text:style-name="P9">天気</text:p>
          </table:table-cell>
          <table:table-cell table:style-name="表17.C2" office:value-type="string">
            <text:p text:style-name="P10">오전 중 : 햇살「晴れ / 상오부터 흐린 시작한다. / 오후 부터 비가 내리기 시작한다.</text:p>
          </table:table-cell>
        </table:table-row>
        <table:table-row>
          <table:table-cell table:style-name="表17.A2" office:value-type="float" office:value="3">
            <text:p text:style-name="P9">3</text:p>
          </table:table-cell>
          <table:table-cell table:style-name="表17.B2" office:value-type="string">
            <text:p text:style-name="P9">最寄り</text:p>
          </table:table-cell>
          <table:table-cell table:style-name="表17.C2" office:value-type="string">
            <text:p text:style-name="P10">田端駅</text:p>
          </table:table-cell>
        </table:table-row>
        <table:table-row>
          <table:table-cell table:style-name="表17.B2" office:value-type="string">
            <text:p text:style-name="P9">3-2</text:p>
            <text:p text:style-name="P9"/>
          </table:table-cell>
          <table:table-cell table:style-name="表17.B2" office:value-type="string">
            <text:p text:style-name="P10">開始／終了時刻</text:p>
          </table:table-cell>
          <table:table-cell table:style-name="表17.C2" office:value-type="string">
            <text:list xml:id="list5863276086205289479" text:style-name="L221">
              <text:list-item>
                <text:p text:style-name="P237">開始 <text:s/>9:30 경</text:p>
              </text:list-item>
              <text:list-item>
                <text:p text:style-name="P237">詰所到着　１８：１０ 경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9">4</text:p>
          </table:table-cell>
          <table:table-cell table:style-name="表17.B2" office:value-type="string">
            <text:p text:style-name="P9">他職：ポンプ</text:p>
          </table:table-cell>
          <table:table-cell table:style-name="表17.C2" office:value-type="string">
            <text:list xml:id="list7922990058546492808" text:style-name="L222">
              <text:list-item>
                <text:p text:style-name="P238"/>
              </text:list-item>
            </text:list>
          </table:table-cell>
        </table:table-row>
        <table:table-row>
          <table:table-cell table:style-name="表17.A2" office:value-type="float" office:value="5">
            <text:p text:style-name="P9">5</text:p>
          </table:table-cell>
          <table:table-cell table:style-name="表17.B2" office:value-type="string">
            <text:p text:style-name="P9">他職：土工さん</text:p>
          </table:table-cell>
          <table:table-cell table:style-name="表17.C2" office:value-type="string">
            <text:list xml:id="list1513578987822659246" text:style-name="L223">
              <text:list-item>
                <text:p text:style-name="P239"><text:ruby text:style-name="Ru1"><text:ruby-base>石渡</text:ruby-base><text:ruby-text>いしわたり</text:ruby-text></text:ruby>建設</text:p>
              </text:list-item>
            </text:list>
          </table:table-cell>
        </table:table-row>
        <table:table-row>
          <table:table-cell table:style-name="表17.A2" office:value-type="float" office:value="6">
            <text:p text:style-name="P9">6</text:p>
          </table:table-cell>
          <table:table-cell table:style-name="表17.B2" office:value-type="string">
            <text:p text:style-name="P9">他職：電気屋さんの相番の人</text:p>
          </table:table-cell>
          <table:table-cell table:style-name="表17.C2" office:value-type="string">
            <text:list xml:id="list5546198960072286137" text:style-name="L224">
              <text:list-item>
                <text:p text:style-name="P240">口ひげあり。若いか。３０半ばぐらい。目がギョロっとしている。</text:p>
              </text:list-item>
            </text:list>
          </table:table-cell>
        </table:table-row>
        <table:table-row>
          <table:table-cell table:style-name="表17.B2" office:value-type="string">
            <text:p text:style-name="P9">6--2</text:p>
          </table:table-cell>
          <table:table-cell table:style-name="表17.B2" office:value-type="string">
            <text:p text:style-name="P9">他職：<text:span text:style-name="T2">警備</text:span></text:p>
          </table:table-cell>
          <table:table-cell table:style-name="表17.C2" office:value-type="string">
            <text:list xml:id="list3561713420508868270" text:style-name="L225">
              <text:list-item>
                <text:p text:style-name="P241">４人。職長らしきひと、大柄。</text:p>
              </text:list-item>
            </text:list>
          </table:table-cell>
        </table:table-row>
        <table:table-row>
          <table:table-cell table:style-name="表17.B2" office:value-type="string">
            <text:p text:style-name="P9"/>
          </table:table-cell>
          <table:table-cell table:style-name="表17.B2" office:value-type="string">
            <text:p text:style-name="P9">他職：<text:span text:style-name="T2">土間屋</text:span><text:soft-page-break/><text:span text:style-name="T2">さん</text:span></text:p>
          </table:table-cell>
          <table:table-cell table:style-name="表17.C2" office:value-type="string">
            <text:list xml:id="list639803327705173499" text:style-name="L226">
              <text:list-item>
                <text:p text:style-name="P242"/>
              </text:list-item>
            </text:list>
          </table:table-cell>
        </table:table-row>
        <table:table-row>
          <table:table-cell table:style-name="表17.B2" office:value-type="string">
            <text:p text:style-name="P9"/>
          </table:table-cell>
          <table:table-cell table:style-name="表17.B2" office:value-type="string">
            <text:p text:style-name="P9">他職：<text:span text:style-name="T2">大工さん</text:span></text:p>
          </table:table-cell>
          <table:table-cell table:style-name="表17.C2" office:value-type="string">
            <text:list xml:id="list1274827440741758815" text:style-name="L227">
              <text:list-item>
                <text:p text:style-name="P243"/>
              </text:list-item>
            </text:list>
          </table:table-cell>
        </table:table-row>
        <table:table-row>
          <table:table-cell table:style-name="表17.A2" office:value-type="float" office:value="7">
            <text:p text:style-name="P9">7</text:p>
          </table:table-cell>
          <table:table-cell table:style-name="表17.B2" office:value-type="string">
            <text:p text:style-name="P9">監督さん</text:p>
          </table:table-cell>
          <table:table-cell table:style-name="表17.C2" office:value-type="string">
            <text:list xml:id="list7964546302941966074" text:style-name="L228">
              <text:list-item>
                <text:p text:style-name="P244">３人。朝礼の司会の人：マスク付けている。１７０弱か。눈이 충혈「充血되어있다.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9">8</text:p>
          </table:table-cell>
          <table:table-cell table:style-name="表17.B2" office:value-type="string">
            <text:p text:style-name="P9">発注者の方</text:p>
          </table:table-cell>
          <table:table-cell table:style-name="表17.C2" office:value-type="string">
            <text:list xml:id="list8432559056982800664" text:style-name="L229">
              <text:list-item>
                <text:p text:style-name="P245">초로「初老의 사람일까.</text:p>
              </text:list-item>
            </text:list>
          </table:table-cell>
        </table:table-row>
        <table:table-row>
          <table:table-cell table:style-name="表17.A2">
            <text:p text:style-name="P9"/>
          </table:table-cell>
          <table:table-cell table:style-name="表17.B2" office:value-type="string">
            <text:p text:style-name="P10">東和からの同僚</text:p>
          </table:table-cell>
          <table:table-cell table:style-name="表17.C2" office:value-type="string">
            <text:list xml:id="list2803637014028744377" text:style-name="L230">
              <text:list-item>
                <text:p text:style-name="P246"/>
              </text:list-item>
            </text:list>
          </table:table-cell>
        </table:table-row>
        <table:table-row>
          <table:table-cell table:style-name="表17.A2" office:value-type="float" office:value="9">
            <text:p text:style-name="P9">9</text:p>
          </table:table-cell>
          <table:table-cell table:style-name="表17.B2" office:value-type="string">
            <text:p text:style-name="P9">現場見取り図</text:p>
          </table:table-cell>
          <table:table-cell table:style-name="表17.C2" office:value-type="string">
            <text:p text:style-name="P9"/>
          </table:table-cell>
        </table:table-row>
        <table:table-row>
          <table:table-cell table:style-name="表17.A2" office:value-type="float" office:value="10">
            <text:p text:style-name="P9">10</text:p>
          </table:table-cell>
          <table:table-cell table:style-name="表17.B2" office:value-type="string">
            <text:p text:style-name="P10">段取り</text:p>
          </table:table-cell>
          <table:table-cell table:style-name="表17.C2" office:value-type="string">
            <text:list xml:id="list393863303134657728" text:style-name="L231">
              <text:list-item>
                <text:p text:style-name="P247"/>
              </text:list-item>
            </text:list>
          </table:table-cell>
        </table:table-row>
        <table:table-row>
          <table:table-cell table:style-name="表17.A2">
            <text:p text:style-name="P9"/>
          </table:table-cell>
          <table:table-cell table:style-name="表17.B2" office:value-type="string">
            <text:p text:style-name="P10">行き帰りでの出来事、見聞</text:p>
          </table:table-cell>
          <table:table-cell table:style-name="表17.C2" office:value-type="string">
            <text:list xml:id="list6802451155207582653" text:style-name="L232">
              <text:list-item>
                <text:p text:style-name="P248"/>
              </text:list-item>
            </text:list>
          </table:table-cell>
        </table:table-row>
        <table:table-row>
          <table:table-cell table:style-name="表17.A2">
            <text:p text:style-name="P9"/>
          </table:table-cell>
          <table:table-cell table:style-name="表17.B2" office:value-type="string">
            <text:p text:style-name="P10">周囲の事物</text:p>
          </table:table-cell>
          <table:table-cell table:style-name="表17.C2" office:value-type="string">
            <text:list xml:id="list4019484097665787133" text:style-name="L233">
              <text:list-item>
                <text:p text:style-name="P249"/>
              </text:list-item>
            </text:list>
          </table:table-cell>
        </table:table-row>
        <table:table-row>
          <table:table-cell table:style-name="表17.A2" office:value-type="float" office:value="11">
            <text:p text:style-name="P9">11</text:p>
          </table:table-cell>
          <table:table-cell table:style-name="表17.B2" office:value-type="string">
            <text:p text:style-name="P10">その他</text:p>
          </table:table-cell>
          <table:table-cell table:style-name="表17.C2" office:value-type="string">
            <text:list xml:id="list4867378942425028824" text:style-name="L234">
              <text:list-item>
                <text:p text:style-name="P250">오전중 11시경 인지「だろうか, 콘크리트의 품질 시험. 공기에 관련한 지표가 기준에 미달했는지, 믹서 트럭「ミキサー車을 일단 돌려 보냈다.「戻した.</text:p>
                <text:list>
                  <text:list-item>
                    <text:p text:style-name="P250">이 조치에 의해 타설「打設의 진행「進行이 늦였다「遅れた.</text:p>
                  </text:list-item>
                  <text:list-item>
                    <text:p text:style-name="P250">대체로 1시간 30분 정도.</text:p>
                  </text:list-item>
                </text:list>
              </text:list-item>
            </text:list>
          </table:table-cell>
        </table:table-row>
        <table:table-row>
          <table:table-cell table:style-name="表17.A2" office:value-type="float" office:value="12">
            <text:p text:style-name="P9">12</text:p>
          </table:table-cell>
          <table:table-cell table:style-name="表17.B2" office:value-type="string">
            <text:p text:style-name="P10">やってもらったこと</text:p>
          </table:table-cell>
          <table:table-cell table:style-name="表17.C2" office:value-type="string">
            <text:list xml:id="list2424164699260433120" text:style-name="L235">
              <text:list-item>
                <text:p text:style-name="P251"/>
              </text:list-item>
            </text:list>
          </table:table-cell>
        </table:table-row>
        <table:table-row>
          <table:table-cell table:style-name="表17.A2">
            <text:p text:style-name="P9"/>
          </table:table-cell>
          <table:table-cell table:style-name="表17.B2" office:value-type="string">
            <text:p text:style-name="P10">危険予知、危険感知</text:p>
          </table:table-cell>
          <table:table-cell table:style-name="表17.C2" office:value-type="string">
            <text:list xml:id="list4312417107423617083" text:style-name="L236">
              <text:list-item>
                <text:p text:style-name="P252"/>
              </text:list-item>
            </text:list>
          </table:table-cell>
        </table:table-row>
      </table:table>
      <text:p text:style-name="P13"/>
      <text:p text:style-name="P4">[/ XXXX] 20200614_102041</text:p>
      <text:p text:style-name="P13"/>
      <text:p text:style-name="P8"/>
      <text:p text:style-name="P4">[XXX] </text:p>
      <text:p text:style-name="P13">myself / towa diary / 20200703_150227</text:p>
      <text:p text:style-name="P3"><text:span text:style-name="T3">作業日：6</text:span><text:span text:style-name="T4">/26 f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9">1</text:p>
          </table:table-cell>
          <table:table-cell table:style-name="表18.B1" office:value-type="string">
            <text:p text:style-name="P9">現場</text:p>
          </table:table-cell>
          <table:table-cell table:style-name="表18.C1" office:value-type="string">
            <text:p text:style-name="P10">メインステージ鶴見Ⅱ</text:p>
          </table:table-cell>
        </table:table-row>
        <table:table-row>
          <table:table-cell table:style-name="表18.A2" office:value-type="float" office:value="2">
            <text:p text:style-name="P9">2</text:p>
          </table:table-cell>
          <table:table-cell table:style-name="表18.B2" office:value-type="string">
            <text:p text:style-name="P9">天気</text:p>
          </table:table-cell>
          <table:table-cell table:style-name="表18.C2" office:value-type="string">
            <text:p text:style-name="P10">晴れ。雲あり</text:p>
          </table:table-cell>
        </table:table-row>
        <table:table-row>
          <table:table-cell table:style-name="表18.A2" office:value-type="float" office:value="3">
            <text:p text:style-name="P9">3</text:p>
          </table:table-cell>
          <table:table-cell table:style-name="表18.B2" office:value-type="string">
            <text:p text:style-name="P9">最寄り</text:p>
          </table:table-cell>
          <table:table-cell table:style-name="表18.C2" office:value-type="string">
            <text:p text:style-name="P10">鶴見駅</text:p>
          </table:table-cell>
        </table:table-row>
        <table:table-row>
          <table:table-cell table:style-name="表18.B2" office:value-type="string">
            <text:p text:style-name="P9">3-2</text:p>
            <text:p text:style-name="P9"/>
          </table:table-cell>
          <table:table-cell table:style-name="表18.B2" office:value-type="string">
            <text:p text:style-name="P10">開始／終了時刻</text:p>
          </table:table-cell>
          <table:table-cell table:style-name="表18.C2" office:value-type="string">
            <text:list xml:id="list4551781743011601256" text:style-name="L268">
              <text:list-item>
                <text:p text:style-name="P282">開始　：　９時半すぎだったか</text:p>
              </text:list-item>
              <text:list-item>
                <text:p text:style-name="P282">詰所到着　：　２時４０分過ぎ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9">4</text:p>
          </table:table-cell>
          <table:table-cell table:style-name="表18.B2" office:value-type="string">
            <text:p text:style-name="P9">他職：ポンプ</text:p>
          </table:table-cell>
          <table:table-cell table:style-name="表18.C2" office:value-type="string">
            <text:list xml:id="list4494205209247185299" text:style-name="L237">
              <text:list-item>
                <text:p text:style-name="P253"/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9">5</text:p>
          </table:table-cell>
          <table:table-cell table:style-name="表18.B2" office:value-type="string">
            <text:p text:style-name="P9">他職：土工さん</text:p>
          </table:table-cell>
          <table:table-cell table:style-name="表18.C2" office:value-type="string">
            <text:list xml:id="list8389220779959068761" text:style-name="L238">
              <text:list-item>
                <text:p text:style-name="P254"/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9">6</text:p>
          </table:table-cell>
          <table:table-cell table:style-name="表18.B2" office:value-type="string">
            <text:p text:style-name="P9">他職：電気屋さんの相番の人</text:p>
          </table:table-cell>
          <table:table-cell table:style-name="表18.C2" office:value-type="string">
            <text:list xml:id="list2423199300226664218" text:style-name="L239">
              <text:list-item>
                <text:p text:style-name="P255">２台。相番は、電気、設備から１名ずつ。</text:p>
              </text:list-item>
            </text:list>
          </table:table-cell>
        </table:table-row>
        <table:table-row>
          <table:table-cell table:style-name="表18.B2" office:value-type="string">
            <text:p text:style-name="P9">6--2</text:p>
          </table:table-cell>
          <table:table-cell table:style-name="表18.B2" office:value-type="string">
            <text:p text:style-name="P9">他職：<text:span text:style-name="T2">警備</text:span></text:p>
          </table:table-cell>
          <table:table-cell table:style-name="表18.C2" office:value-type="string">
            <text:list xml:id="list288972715799908794" text:style-name="L240">
              <text:list-item>
                <text:p text:style-name="P256">職長の人か。一般の自動車への対応、きびきびと、かつ、礼がある。</text:p>
              </text:list-item>
            </text:list>
          </table:table-cell>
        </table:table-row>
        <table:table-row>
          <table:table-cell table:style-name="表18.B2" office:value-type="string">
            <text:p text:style-name="P9"/>
          </table:table-cell>
          <table:table-cell table:style-name="表18.B2" office:value-type="string">
            <text:p text:style-name="P9">他職：<text:span text:style-name="T2">土間屋さん</text:span></text:p>
          </table:table-cell>
          <table:table-cell table:style-name="表18.C2" office:value-type="string">
            <text:list xml:id="list6529372661964335362" text:style-name="L241">
              <text:list-item>
                <text:p text:style-name="P257"/>
              </text:list-item>
            </text:list>
          </table:table-cell>
        </table:table-row>
        <table:table-row>
          <table:table-cell table:style-name="表18.B2" office:value-type="string">
            <text:p text:style-name="P9"/>
          </table:table-cell>
          <table:table-cell table:style-name="表18.B2" office:value-type="string">
            <text:p text:style-name="P9">他職：<text:span text:style-name="T2">大工さん</text:span></text:p>
          </table:table-cell>
          <table:table-cell table:style-name="表18.C2" office:value-type="string">
            <text:list xml:id="list3984877116670718842" text:style-name="L242">
              <text:list-item>
                <text:p text:style-name="P258">洗い他　=&gt;　和建</text:p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9">7</text:p>
          </table:table-cell>
          <table:table-cell table:style-name="表18.B2" office:value-type="string">
            <text:p text:style-name="P9">監督さん</text:p>
          </table:table-cell>
          <table:table-cell table:style-name="表18.C2" office:value-type="string">
            <text:list xml:id="list5591968012159345560" text:style-name="L243">
              <text:list-item>
                <text:p text:style-name="P259"/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9">8</text:p>
          </table:table-cell>
          <table:table-cell table:style-name="表18.B2" office:value-type="string">
            <text:p text:style-name="P9">発注者の方</text:p>
          </table:table-cell>
          <table:table-cell table:style-name="表18.C2" office:value-type="string">
            <text:list xml:id="list8192639603018314092" text:style-name="L244">
              <text:list-item>
                <text:p text:style-name="P260">現場に来ていた人。１７５ぐらいか。朝、朝礼のあとに、始めて挨拶。当日は一日、ピットにいるので、終わったら来てほしい、とのこと。</text:p>
                <text:list>
                  <text:list-item>
                    <text:p text:style-name="P260">必要なものある？と聞いてくださる。ガムテープ、幅広のを、と言いかけると、頷きながらだったか、設備の資材置き場に行って、１つ、貸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18.A2">
            <text:p text:style-name="P9"/>
          </table:table-cell>
          <table:table-cell table:style-name="表18.B2" office:value-type="string">
            <text:p text:style-name="P10">東和からの同僚</text:p>
          </table:table-cell>
          <table:table-cell table:style-name="表18.C2" office:value-type="string">
            <text:list xml:id="list2115177363644177285" text:style-name="L245">
              <text:list-item>
                <text:p text:style-name="P261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9">9</text:p>
          </table:table-cell>
          <table:table-cell table:style-name="表18.B2" office:value-type="string">
            <text:p text:style-name="P9">現場見取り図</text:p>
          </table:table-cell>
          <table:table-cell table:style-name="表18.C2" office:value-type="string">
            <text:p text:style-name="P9"/>
          </table:table-cell>
        </table:table-row>
        <table:table-row>
          <table:table-cell table:style-name="表18.A2" office:value-type="float" office:value="10">
            <text:p text:style-name="P9">10</text:p>
          </table:table-cell>
          <table:table-cell table:style-name="表18.B2" office:value-type="string">
            <text:p text:style-name="P10">段取り</text:p>
          </table:table-cell>
          <table:table-cell table:style-name="表18.C2" office:value-type="string">
            <text:list xml:id="list192302092569730921" text:style-name="L246">
              <text:list-item>
                <text:p text:style-name="P262">階段。次に、壁。</text:p>
              </text:list-item>
              <text:list-item>
                <text:p text:style-name="P262">２回周りで、スラブ上げ。</text:p>
              </text:list-item>
            </text:list>
          </table:table-cell>
        </table:table-row>
        <table:table-row>
          <table:table-cell table:style-name="表18.A2">
            <text:p text:style-name="P9"/>
          </table:table-cell>
          <table:table-cell table:style-name="表18.B2" office:value-type="string">
            <text:p text:style-name="P10">行き帰りでの出来事、<text:soft-page-break/>見聞</text:p>
          </table:table-cell>
          <table:table-cell table:style-name="表18.C2" office:value-type="string">
            <text:list xml:id="list6884744747019519616" text:style-name="L247">
              <text:list-item>
                <text:p text:style-name="P263"/>
              </text:list-item>
            </text:list>
          </table:table-cell>
        </table:table-row>
        <table:table-row>
          <table:table-cell table:style-name="表18.A2">
            <text:p text:style-name="P9"/>
          </table:table-cell>
          <table:table-cell table:style-name="表18.B2" office:value-type="string">
            <text:p text:style-name="P10">周囲の事物</text:p>
          </table:table-cell>
          <table:table-cell table:style-name="表18.C2" office:value-type="string">
            <text:list xml:id="list7123784407206392521" text:style-name="L248">
              <text:list-item>
                <text:p text:style-name="P264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9">11</text:p>
          </table:table-cell>
          <table:table-cell table:style-name="表18.B2" office:value-type="string">
            <text:p text:style-name="P10">その他</text:p>
          </table:table-cell>
          <table:table-cell table:style-name="表18.C2" office:value-type="string">
            <text:list xml:id="list5425336756273411583" text:style-name="L249">
              <text:list-item>
                <text:p text:style-name="P265">２台うち。１台は、２時半には、終わっていたか。朝、監督さんの一人が、そのポンプ車のポンプ屋さんに、「７時半前に、止めてもらうと、困るんだよね」と、しゃべっていた。</text:p>
              </text:list-item>
              <text:list-item>
                <text:p text:style-name="P265">２台目、自分が入ったグループ。８トン車（だったか）。大きい。</text:p>
              </text:list-item>
              <text:list-item>
                <text:p text:style-name="P265">待ち　=&gt;　あり。最後は、２０分の待ちだったか。土工の親方さん、「もういいよ」と、言ってくれる。</text:p>
              </text:list-item>
              <text:list-item>
                <text:p text:style-name="P265">土工さん。洗いの中の一人。話しをした。小柄。１６５ぐらいか。年配。青砥に住んでいるとのこと。事務所へ行ってからか、現場まで、１時間ぐらい。土工は、休憩がなくてひどい、とのこと。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9">12</text:p>
          </table:table-cell>
          <table:table-cell table:style-name="表18.B2" office:value-type="string">
            <text:p text:style-name="P10">やってもらったこと</text:p>
          </table:table-cell>
          <table:table-cell table:style-name="表18.C2" office:value-type="string">
            <text:list xml:id="list5279217916052097661" text:style-name="L250">
              <text:list-item>
                <text:p text:style-name="P266">ガムテープ、設備の親方さん、貸してくれた。</text:p>
              </text:list-item>
            </text:list>
          </table:table-cell>
        </table:table-row>
        <table:table-row>
          <table:table-cell table:style-name="表18.A2">
            <text:p text:style-name="P9"/>
          </table:table-cell>
          <table:table-cell table:style-name="表18.B2" office:value-type="string">
            <text:p text:style-name="P10">危険予知、危険感知</text:p>
          </table:table-cell>
          <table:table-cell table:style-name="表18.C2" office:value-type="string">
            <text:list xml:id="list3405996092418671206" text:style-name="L251">
              <text:list-item>
                <text:p text:style-name="P267">朝礼場所。掲示板に向かって左手。駐車スペース。穴が深い。その上に、木の板を渡してある。鉄板もあったか。その上で、最後、着替えをする。足元の堅牢さ、足を踏み下ろして、確かめはしなかった。</text:p>
              </text:list-item>
            </text:list>
          </table:table-cell>
        </table:table-row>
      </table:table>
      <text:p text:style-name="P13"/>
      <text:p text:style-name="P4">[/ XXXX] 20200703_151331</text:p>
      <text:p text:style-name="P302"/>
      <text:p text:style-name="P8">@@@</text:p>
      <text:p text:style-name="P4">[XXX] </text:p>
      <text:p text:style-name="P13">myself / towa diary /XXX</text:p>
      <text:p text:style-name="P3"><text:span text:style-name="T3">作業日：XX</text:span><text:span text:style-name="T4">/XX XX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9">1</text:p>
          </table:table-cell>
          <table:table-cell table:style-name="表19.B1" office:value-type="string">
            <text:p text:style-name="P9">現場</text:p>
          </table:table-cell>
          <table:table-cell table:style-name="表19.C1" office:value-type="string">
            <text:p text:style-name="P10"/>
          </table:table-cell>
        </table:table-row>
        <table:table-row>
          <table:table-cell table:style-name="表19.A2" office:value-type="float" office:value="2">
            <text:p text:style-name="P9">2</text:p>
          </table:table-cell>
          <table:table-cell table:style-name="表19.B2" office:value-type="string">
            <text:p text:style-name="P9">天気</text:p>
          </table:table-cell>
          <table:table-cell table:style-name="表19.C2" office:value-type="string">
            <text:p text:style-name="P10"/>
          </table:table-cell>
        </table:table-row>
        <table:table-row>
          <table:table-cell table:style-name="表19.A2" office:value-type="float" office:value="3">
            <text:p text:style-name="P9">3</text:p>
          </table:table-cell>
          <table:table-cell table:style-name="表19.B2" office:value-type="string">
            <text:p text:style-name="P9">最寄り</text:p>
          </table:table-cell>
          <table:table-cell table:style-name="表19.C2" office:value-type="string">
            <text:p text:style-name="P10"/>
          </table:table-cell>
        </table:table-row>
        <table:table-row>
          <table:table-cell table:style-name="表19.B2" office:value-type="string">
            <text:p text:style-name="P9">3-2</text:p>
            <text:p text:style-name="P9"/>
          </table:table-cell>
          <table:table-cell table:style-name="表19.B2" office:value-type="string">
            <text:p text:style-name="P10">開始／終了時刻</text:p>
          </table:table-cell>
          <table:table-cell table:style-name="表19.C2" office:value-type="string">
            <text:list xml:id="list35361321" text:continue-list="list6164339709865818006" text:style-name="L144">
              <text:list-item>
                <text:p text:style-name="P160">開始</text:p>
              </text:list-item>
              <text:list-item>
                <text:p text:style-name="P160">詰所到着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9">4</text:p>
          </table:table-cell>
          <table:table-cell table:style-name="表19.B2" office:value-type="string">
            <text:p text:style-name="P9">他職：ポンプ</text:p>
          </table:table-cell>
          <table:table-cell table:style-name="表19.C2" office:value-type="string">
            <text:list xml:id="list7311402568058267678" text:style-name="L269">
              <text:list-item>
                <text:p text:style-name="P283"/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9">5</text:p>
          </table:table-cell>
          <table:table-cell table:style-name="表19.B2" office:value-type="string">
            <text:p text:style-name="P9">他職：土工さん</text:p>
          </table:table-cell>
          <table:table-cell table:style-name="表19.C2" office:value-type="string">
            <text:list xml:id="list7214157125124390847" text:style-name="L270">
              <text:list-item>
                <text:p text:style-name="P284"/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9">6</text:p>
          </table:table-cell>
          <table:table-cell table:style-name="表19.B2" office:value-type="string">
            <text:p text:style-name="P9">他職：<text:soft-page-break/>電気屋さんの相番の人</text:p>
          </table:table-cell>
          <table:table-cell table:style-name="表19.C2" office:value-type="string">
            <text:list xml:id="list8013523488066109254" text:style-name="L271">
              <text:list-item>
                <text:p text:style-name="P285"/>
              </text:list-item>
            </text:list>
          </table:table-cell>
        </table:table-row>
        <table:table-row>
          <table:table-cell table:style-name="表19.B2" office:value-type="string">
            <text:p text:style-name="P9">6--2</text:p>
          </table:table-cell>
          <table:table-cell table:style-name="表19.B2" office:value-type="string">
            <text:p text:style-name="P9">他職：<text:span text:style-name="T2">警備</text:span></text:p>
          </table:table-cell>
          <table:table-cell table:style-name="表19.C2" office:value-type="string">
            <text:list xml:id="list2435944446439525947" text:style-name="L272">
              <text:list-item>
                <text:p text:style-name="P286"/>
              </text:list-item>
            </text:list>
          </table:table-cell>
        </table:table-row>
        <table:table-row>
          <table:table-cell table:style-name="表19.B2" office:value-type="string">
            <text:p text:style-name="P9"/>
          </table:table-cell>
          <table:table-cell table:style-name="表19.B2" office:value-type="string">
            <text:p text:style-name="P9">他職：<text:span text:style-name="T2">土間屋さん</text:span></text:p>
          </table:table-cell>
          <table:table-cell table:style-name="表19.C2" office:value-type="string">
            <text:list xml:id="list5598018336314088915" text:style-name="L273">
              <text:list-item>
                <text:p text:style-name="P287"/>
              </text:list-item>
            </text:list>
          </table:table-cell>
        </table:table-row>
        <table:table-row>
          <table:table-cell table:style-name="表19.B2" office:value-type="string">
            <text:p text:style-name="P9"/>
          </table:table-cell>
          <table:table-cell table:style-name="表19.B2" office:value-type="string">
            <text:p text:style-name="P9">他職：<text:span text:style-name="T2">大工さん</text:span></text:p>
          </table:table-cell>
          <table:table-cell table:style-name="表19.C2" office:value-type="string">
            <text:list xml:id="list7689190410168366013" text:style-name="L274">
              <text:list-item>
                <text:p text:style-name="P288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9">7</text:p>
          </table:table-cell>
          <table:table-cell table:style-name="表19.B2" office:value-type="string">
            <text:p text:style-name="P9">監督さん</text:p>
          </table:table-cell>
          <table:table-cell table:style-name="表19.C2" office:value-type="string">
            <text:list xml:id="list9040551455019681271" text:style-name="L275">
              <text:list-item>
                <text:p text:style-name="P289"/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9">8</text:p>
          </table:table-cell>
          <table:table-cell table:style-name="表19.B2" office:value-type="string">
            <text:p text:style-name="P9">発注者の方</text:p>
          </table:table-cell>
          <table:table-cell table:style-name="表19.C2" office:value-type="string">
            <text:list xml:id="list5879503302036519167" text:style-name="L276">
              <text:list-item>
                <text:p text:style-name="P290"/>
              </text:list-item>
            </text:list>
          </table:table-cell>
        </table:table-row>
        <table:table-row>
          <table:table-cell table:style-name="表19.A2">
            <text:p text:style-name="P9"/>
          </table:table-cell>
          <table:table-cell table:style-name="表19.B2" office:value-type="string">
            <text:p text:style-name="P10">東和からの同僚</text:p>
          </table:table-cell>
          <table:table-cell table:style-name="表19.C2" office:value-type="string">
            <text:list xml:id="list2869910923236143303" text:style-name="L277">
              <text:list-item>
                <text:p text:style-name="P291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9">9</text:p>
          </table:table-cell>
          <table:table-cell table:style-name="表19.B2" office:value-type="string">
            <text:p text:style-name="P9">現場見取り図</text:p>
          </table:table-cell>
          <table:table-cell table:style-name="表19.C2" office:value-type="string">
            <text:p text:style-name="P9"/>
          </table:table-cell>
        </table:table-row>
        <table:table-row>
          <table:table-cell table:style-name="表19.A2" office:value-type="float" office:value="10">
            <text:p text:style-name="P9">10</text:p>
          </table:table-cell>
          <table:table-cell table:style-name="表19.B2" office:value-type="string">
            <text:p text:style-name="P10">段取り</text:p>
          </table:table-cell>
          <table:table-cell table:style-name="表19.C2" office:value-type="string">
            <text:list xml:id="list7157670864363045897" text:style-name="L278">
              <text:list-item>
                <text:p text:style-name="P292"/>
              </text:list-item>
            </text:list>
          </table:table-cell>
        </table:table-row>
        <table:table-row>
          <table:table-cell table:style-name="表19.A2">
            <text:p text:style-name="P9"/>
          </table:table-cell>
          <table:table-cell table:style-name="表19.B2" office:value-type="string">
            <text:p text:style-name="P10">行き帰りでの出来事、見聞</text:p>
          </table:table-cell>
          <table:table-cell table:style-name="表19.C2" office:value-type="string">
            <text:list xml:id="list20116809513214195" text:style-name="L279">
              <text:list-item>
                <text:p text:style-name="P293"/>
              </text:list-item>
            </text:list>
          </table:table-cell>
        </table:table-row>
        <table:table-row>
          <table:table-cell table:style-name="表19.A2">
            <text:p text:style-name="P9"/>
          </table:table-cell>
          <table:table-cell table:style-name="表19.B2" office:value-type="string">
            <text:p text:style-name="P10">周囲の事物</text:p>
          </table:table-cell>
          <table:table-cell table:style-name="表19.C2" office:value-type="string">
            <text:list xml:id="list7970082903812523874" text:style-name="L280">
              <text:list-item>
                <text:p text:style-name="P294"/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9">11</text:p>
          </table:table-cell>
          <table:table-cell table:style-name="表19.B2" office:value-type="string">
            <text:p text:style-name="P10">その他</text:p>
          </table:table-cell>
          <table:table-cell table:style-name="表19.C2" office:value-type="string">
            <text:list xml:id="list3350012799412465423" text:style-name="L281">
              <text:list-item>
                <text:p text:style-name="P295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9">12</text:p>
          </table:table-cell>
          <table:table-cell table:style-name="表19.B2" office:value-type="string">
            <text:p text:style-name="P10">やってもらったこと</text:p>
          </table:table-cell>
          <table:table-cell table:style-name="表19.C2" office:value-type="string">
            <text:list xml:id="list3293417549048029935" text:style-name="L282">
              <text:list-item>
                <text:p text:style-name="P296"/>
              </text:list-item>
            </text:list>
          </table:table-cell>
        </table:table-row>
        <table:table-row>
          <table:table-cell table:style-name="表19.A2">
            <text:p text:style-name="P9"/>
          </table:table-cell>
          <table:table-cell table:style-name="表19.B2" office:value-type="string">
            <text:p text:style-name="P10">危険予知、危険感知</text:p>
          </table:table-cell>
          <table:table-cell table:style-name="表19.C2" office:value-type="string">
            <text:list xml:id="list8040820463759508493" text:style-name="L283">
              <text:list-item>
                <text:p text:style-name="P297"/>
              </text:list-item>
            </text:list>
          </table:table-cell>
        </table:table-row>
      </table:table>
      <text:p text:style-name="P13"/>
      <text:p text:style-name="P4">[/ XXXX] </text:p>
      <text:p text:style-name="P6"/>
      <text:p text:style-name="P12"/>
      <text:p text:style-name="P1">--------------------------------------------------------------- [TEMPLATE]</text:p>
      <text:p text:style-name="P2"><text:soft-page-break/>---------------------------------------------------------------</text:p>
      <text:p text:style-name="P4">[XXX] </text:p>
      <text:p text:style-name="P13">myself / towa diary /XXX</text:p>
      <text:p text:style-name="P3"><text:span text:style-name="T3">作業日：XX</text:span><text:span text:style-name="T4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0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B2" office:value-type="string">
            <text:p text:style-name="P9">3-2</text:p>
            <text:p text:style-name="P9"/>
          </table:table-cell>
          <table:table-cell table:style-name="表13.B2" office:value-type="string">
            <text:p text:style-name="P10">開始／終了時刻</text:p>
          </table:table-cell>
          <table:table-cell table:style-name="表13.C2" office:value-type="string">
            <text:list xml:id="list35374770" text:continue-list="list35361321" text:style-name="L144">
              <text:list-item>
                <text:p text:style-name="P160">開始</text:p>
              </text:list-item>
              <text:list-item>
                <text:p text:style-name="P160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35365121" text:continue-list="list8808618244520780864" text:style-name="L129">
              <text:list-item>
                <text:p text:style-name="P145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7533655573353714747" text:style-name="L252">
              <text:list-item>
                <text:p text:style-name="P268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人</text:p>
          </table:table-cell>
          <table:table-cell table:style-name="表13.C2" office:value-type="string">
            <text:list xml:id="list8537345565764467439" text:style-name="L253">
              <text:list-item>
                <text:p text:style-name="P269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2">警備</text:span></text:p>
          </table:table-cell>
          <table:table-cell table:style-name="表13.C2" office:value-type="string">
            <text:list xml:id="list2021450683847777586" text:style-name="L254">
              <text:list-item>
                <text:p text:style-name="P270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土間屋</text:span><text:span text:style-name="T2">さん</text:span></text:p>
          </table:table-cell>
          <table:table-cell table:style-name="表13.C2" office:value-type="string">
            <text:list xml:id="list4323135307651539421" text:style-name="L255">
              <text:list-item>
                <text:p text:style-name="P271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大工さん</text:span></text:p>
          </table:table-cell>
          <table:table-cell table:style-name="表13.C2" office:value-type="string">
            <text:list xml:id="list842694573288758949" text:style-name="L256">
              <text:list-item>
                <text:p text:style-name="P272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ん</text:p>
          </table:table-cell>
          <table:table-cell table:style-name="表13.C2" office:value-type="string">
            <text:list xml:id="list1329780915312882625" text:style-name="L257">
              <text:list-item>
                <text:p text:style-name="P273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の方</text:p>
          </table:table-cell>
          <table:table-cell table:style-name="表13.C2" office:value-type="string">
            <text:list xml:id="list4415004173674859268" text:style-name="L258">
              <text:list-item>
                <text:p text:style-name="P274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僚</text:p>
          </table:table-cell>
          <table:table-cell table:style-name="表13.C2" office:value-type="string">
            <text:list xml:id="list337143545060634428" text:style-name="L259">
              <text:list-item>
                <text:p text:style-name="P275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取り図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1051784335549366407" text:style-name="L260">
              <text:list-item>
                <text:p text:style-name="P276"/>
              </text:list-item>
            </text:list>
          </table:table-cell>
        </table:table-row>
        <text:soft-page-break/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見聞</text:p>
          </table:table-cell>
          <table:table-cell table:style-name="表13.C2" office:value-type="string">
            <text:list xml:id="list5942905955112508425" text:style-name="L261">
              <text:list-item>
                <text:p text:style-name="P277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事物</text:p>
          </table:table-cell>
          <table:table-cell table:style-name="表13.C2" office:value-type="string">
            <text:list xml:id="list8227593569985410580" text:style-name="L262">
              <text:list-item>
                <text:p text:style-name="P278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7782978478683672372" text:style-name="L263">
              <text:list-item>
                <text:p text:style-name="P279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9">12</text:p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6043843718247895889" text:style-name="L264">
              <text:list-item>
                <text:p text:style-name="P280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危険予知、危険感知</text:p>
          </table:table-cell>
          <table:table-cell table:style-name="表13.C2" office:value-type="string">
            <text:list xml:id="list4500547481424895280" text:style-name="L265">
              <text:list-item>
                <text:p text:style-name="P281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7459300373618894701" text:style-name="L266">
        <text:list-item>
          <text:p text:style-name="P301">start apps</text:p>
          <text:list>
            <text:list-item>
              <text:p text:style-name="P301">doc (this)</text:p>
            </text:list-item>
            <text:list-item>
              <text:p text:style-name="P301">folder : C:\WORKS_2\WS\WS_Others.miscs\misc_files</text:p>
            </text:list-item>
            <text:list-item>
              <text:p text:style-name="P301">web page</text:p>
              <text:list>
                <text:list-item>
                  <text:p text:style-name="P301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7075025965249896006" text:style-name="L267">
        <text:list-item>
          <text:p text:style-name="P299">close</text:p>
          <text:list>
            <text:list-item>
              <text:p text:style-name="P299">image file</text:p>
            </text:list-item>
            <text:list-item>
              <text:p text:style-name="P299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299"><text:soft-page-break/>folder : C:\WORKS_2\WS\WS_Others.miscs\misc_files</text:p>
            </text:list-item>
            <text:list-item>
              <text:p text:style-name="P299">this</text:p>
            </text:list-item>
          </text:list>
        </text:list-item>
        <text:list-item>
          <text:p text:style-name="P299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1">r om &amp;&amp; git add -A &amp;&amp; git commit -m "(WS_Others.miscs : diary, towa) periodical updates" &amp;&amp; e &amp;&amp; p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  <table:table-row>
          <table:table-cell table:style-name="表276.A2" office:value-type="string">
            <text:p text:style-name="P11">e &amp;&amp; p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</table:table>
      <text:list xml:id="list35377573" text:continue-numbering="true" text:style-name="L267">
        <text:list-item>
          <text:p text:style-name="P298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7-03T15:15:43.18</dc:date>
    <dc:creator>iwabuchi ken</dc:creator>
    <meta:editing-duration>PT18H50M59S</meta:editing-duration>
    <meta:editing-cycles>122</meta:editing-cycles>
    <meta:generator>OpenOffice/4.1.3$Win32 OpenOffice.org_project/413m1$Build-9783</meta:generator>
    <meta:document-statistic meta:table-count="20" meta:image-count="0" meta:object-count="0" meta:page-count="33" meta:paragraph-count="1052" meta:word-count="16858" meta:character-count="20284"/>
  </office:meta>
</office:document-meta>
</file>